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702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2.418cm"/>
    </style:style>
    <style:style style:name="co10" style:family="table-column">
      <style:table-column-properties fo:break-before="auto" style:column-width="2.028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3.53cm"/>
    </style:style>
    <style:style style:name="co14" style:family="table-column">
      <style:table-column-properties fo:break-before="auto" style:column-width="3.097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3.293cm"/>
    </style:style>
    <style:style style:name="co17" style:family="table-column">
      <style:table-column-properties fo:break-before="auto" style:column-width="3.16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b2b2b2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number-columns-repeated="1001" table:default-cell-style-name="Default"/>
        <table:table-row table:style-name="ro1">
          <table:table-cell table:style-name="ce1" table:number-columns-repeated="9"/>
          <table:table-cell table:style-name="ce5" office:value-type="string" calcext:value-type="string" table:number-columns-spanned="2" table:number-rows-spanned="1">
            <text:p>WRITES</text:p>
          </table:table-cell>
          <table:covered-table-cell table:style-name="ce1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Reads</text:p>
          </table:table-cell>
          <table:covered-table-cell table:style-name="ce1"/>
          <table:table-cell table:style-name="ce1" table:number-columns-repeated="7"/>
          <table:table-cell table:number-columns-repeated="1001"/>
        </table:table-row>
        <table:table-row table:style-name="ro2">
          <table:table-cell table:style-name="ce6" office:value-type="string" calcext:value-type="string">
            <text:p>Benchmark</text:p>
          </table:table-cell>
          <table:table-cell table:style-name="ce7" office:value-type="string" calcext:value-type="string">
            <text:p>PCM+M Reads</text:p>
          </table:table-cell>
          <table:table-cell table:style-name="ce7" office:value-type="string" calcext:value-type="string">
            <text:p>PCM-M Reads</text:p>
          </table:table-cell>
          <table:table-cell table:style-name="ce7" office:value-type="string" calcext:value-type="string">
            <text:p>DRAM+M Reads</text:p>
          </table:table-cell>
          <table:table-cell table:style-name="ce7" office:value-type="string" calcext:value-type="string">
            <text:p>DRAM-M Reads</text:p>
          </table:table-cell>
          <table:table-cell table:style-name="ce7" office:value-type="string" calcext:value-type="string">
            <text:p>Total Reads</text:p>
          </table:table-cell>
          <table:table-cell table:style-name="ce7"/>
          <table:table-cell table:style-name="ce6" office:value-type="string" calcext:value-type="string">
            <text:p>Promoted</text:p>
          </table:table-cell>
          <table:table-cell table:style-name="ce6" office:value-type="string" calcext:value-type="string">
            <text:p>Demoted</text:p>
          </table:table-cell>
          <table:table-cell table:style-name="ce6" office:value-type="string" calcext:value-type="string">
            <text:p>DRAM</text:p>
          </table:table-cell>
          <table:table-cell table:style-name="ce6" office:value-type="string" calcext:value-type="string">
            <text:p>PCM</text:p>
          </table:table-cell>
          <table:table-cell table:style-name="ce12" office:value-type="string" calcext:value-type="string">
            <text:p>Total Writes – M</text:p>
          </table:table-cell>
          <table:table-cell table:style-name="ce6" office:value-type="string" calcext:value-type="string">
            <text:p>Total writes</text:p>
          </table:table-cell>
          <table:table-cell table:style-name="ce6" office:value-type="string" calcext:value-type="string">
            <text:p>DRAM</text:p>
          </table:table-cell>
          <table:table-cell table:style-name="ce6" office:value-type="string" calcext:value-type="string">
            <text:p>PCM</text:p>
          </table:table-cell>
          <table:table-cell table:style-name="ce12" office:value-type="string" calcext:value-type="string">
            <text:p>Total reads – M</text:p>
          </table:table-cell>
          <table:table-cell table:style-name="ce6" office:value-type="string" calcext:value-type="string">
            <text:p>Total reads</text:p>
          </table:table-cell>
          <table:table-cell table:style-name="ce12" office:value-type="string" calcext:value-type="string">
            <text:p>Total Memory operations – M</text:p>
          </table:table-cell>
          <table:table-cell table:style-name="ce6" office:value-type="string" calcext:value-type="string">
            <text:p>Pages on memory</text:p>
          </table:table-cell>
          <table:table-cell table:style-name="ce6" office:value-type="string" calcext:value-type="string">
            <text:p>BUFFER SIZE</text:p>
          </table:table-cell>
          <table:table-cell table:style-name="ce6" office:value-type="string" calcext:value-type="string">
            <text:p>TIME TO MIGRATE</text:p>
          </table:table-cell>
          <table:table-cell table:style-name="ce6" office:value-type="string" calcext:value-type="string">
            <text:p>COUNTERS SIZE</text:p>
          </table:table-cell>
          <table:table-cell table:style-name="ce6" office:value-type="string" calcext:value-type="string">
            <text:p>Threashold</text:p>
          </table:table-cell>
          <table:table-cell table:style-name="ce13"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style-name="ce8" table:formula="of:=[.O3]/([.O3]+[.K3])" office:value-type="percentage" office:value="0.518270429267277" calcext:value-type="percentage">
            <text:p>51,83%</text:p>
          </table:table-cell>
          <table:table-cell table:style-name="ce8" table:formula="of:=([.O3]-[.H3])/(  ([.K3]-[.I3]) + ([.O3]-[.H3]))" office:value-type="percentage" office:value="0.519714188726568" calcext:value-type="percentage">
            <text:p>51,97%</text:p>
          </table:table-cell>
          <table:table-cell table:style-name="ce8" table:formula="of:=[.N3]/([.J3]+[.N3])" office:value-type="percentage" office:value="0.468223684721496" calcext:value-type="percentage">
            <text:p>46,82%</text:p>
          </table:table-cell>
          <table:table-cell table:style-name="ce8" table:formula="of:=([.N3]-[.I3])/ (  ([.N3]-[.I3]) + ([.J3]-[.H3])      )" office:value-type="percentage" office:value="0.463575605883681" calcext:value-type="percentage">
            <text:p>46,36%</text:p>
          </table:table-cell>
          <table:table-cell table:style-name="ce8" table:formula="of:=[.P3]/[.R3]" office:value-type="percentage" office:value="0.50003537291821" calcext:value-type="percentage">
            <text:p>50,00%</text:p>
          </table:table-cell>
          <table:table-cell/>
          <table:table-cell office:value-type="float" office:value="451315" calcext:value-type="float">
            <text:p>451.315</text:p>
          </table:table-cell>
          <table:table-cell office:value-type="float" office:value="451385" calcext:value-type="float">
            <text:p>451.385</text:p>
          </table:table-cell>
          <table:table-cell office:value-type="float" office:value="3765766" calcext:value-type="float">
            <text:p>3.765.766</text:p>
          </table:table-cell>
          <table:table-cell office:value-type="float" office:value="5949550" calcext:value-type="float">
            <text:p>5.949.550</text:p>
          </table:table-cell>
          <table:table-cell table:formula="of:=[.M3]-([.H3]+[.I3])" office:value-type="float" office:value="8812616" calcext:value-type="float">
            <text:p>8.812.616</text:p>
          </table:table-cell>
          <table:table-cell office:value-type="float" office:value="9715316" calcext:value-type="float">
            <text:p>9.715.316</text:p>
          </table:table-cell>
          <table:table-cell office:value-type="float" office:value="3315719" calcext:value-type="float">
            <text:p>3.315.719</text:p>
          </table:table-cell>
          <table:table-cell office:value-type="float" office:value="6400844" calcext:value-type="float">
            <text:p>6.400.844</text:p>
          </table:table-cell>
          <table:table-cell table:formula="of:=[.Q3]-([.H3]+[.I3])" office:value-type="float" office:value="8813863" calcext:value-type="float">
            <text:p>8.813.863</text:p>
          </table:table-cell>
          <table:table-cell office:value-type="float" office:value="9716563" calcext:value-type="float">
            <text:p>9.716.563</text:p>
          </table:table-cell>
          <table:table-cell table:formula="of:=[.L3]+[.P3]" office:value-type="float" office:value="17626479" calcext:value-type="float">
            <text:p>17.626.479</text:p>
          </table:table-cell>
          <table:table-cell office:value-type="float" office:value="1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style-name="ce8" table:formula="of:=[.O4]/([.O4]+[.K4])" office:value-type="percentage" office:value="0.507596004575134" calcext:value-type="percentage">
            <text:p>50,76%</text:p>
          </table:table-cell>
          <table:table-cell table:style-name="ce8" table:formula="of:=([.O4]-[.H4])/(  ([.K4]-[.I4]) + ([.O4]-[.H4]))" office:value-type="percentage" office:value="0.507836752834854" calcext:value-type="percentage">
            <text:p>50,78%</text:p>
          </table:table-cell>
          <table:table-cell table:style-name="ce8" table:formula="of:=[.N4]/([.J4]+[.N4])" office:value-type="percentage" office:value="0.486844653582563" calcext:value-type="percentage">
            <text:p>48,68%</text:p>
          </table:table-cell>
          <table:table-cell table:style-name="ce8" table:formula="of:=([.N4]-[.I4])/ (  ([.N4]-[.I4]) + ([.J4]-[.H4])      )" office:value-type="percentage" office:value="0.486103533621401" calcext:value-type="percentage">
            <text:p>48,61%</text:p>
          </table:table-cell>
          <table:table-cell table:style-name="ce8" table:formula="of:=[.P4]/[.R4]" office:value-type="percentage" office:value="0.50003537291821" calcext:value-type="percentage">
            <text:p>50,00%</text:p>
          </table:table-cell>
          <table:table-cell/>
          <table:table-cell office:value-type="float" office:value="177055" calcext:value-type="float">
            <text:p>177.055</text:p>
          </table:table-cell>
          <table:table-cell office:value-type="float" office:value="177115" calcext:value-type="float">
            <text:p>177.115</text:p>
          </table:table-cell>
          <table:table-cell office:value-type="float" office:value="3428591" calcext:value-type="float">
            <text:p>3.428.591</text:p>
          </table:table-cell>
          <table:table-cell office:value-type="float" office:value="5738195" calcext:value-type="float">
            <text:p>5.738.195</text:p>
          </table:table-cell>
          <table:table-cell table:formula="of:=[.M4]-([.H4]+[.I4])" office:value-type="float" office:value="8812616" calcext:value-type="float">
            <text:p>8.812.616</text:p>
          </table:table-cell>
          <table:table-cell office:value-type="float" office:value="9166786" calcext:value-type="float">
            <text:p>9.166.786</text:p>
          </table:table-cell>
          <table:table-cell office:value-type="float" office:value="3252799" calcext:value-type="float">
            <text:p>3.252.799</text:p>
          </table:table-cell>
          <table:table-cell office:value-type="float" office:value="5915234" calcext:value-type="float">
            <text:p>5.915.234</text:p>
          </table:table-cell>
          <table:table-cell table:formula="of:=[.Q4]-([.H4]+[.I4])" office:value-type="float" office:value="8813863" calcext:value-type="float">
            <text:p>8.813.863</text:p>
          </table:table-cell>
          <table:table-cell office:value-type="float" office:value="9168033" calcext:value-type="float">
            <text:p>9.168.033</text:p>
          </table:table-cell>
          <table:table-cell table:formula="of:=[.L4]+[.P4]" office:value-type="float" office:value="17626479" calcext:value-type="float">
            <text:p>17.626.479</text:p>
          </table:table-cell>
          <table:table-cell office:value-type="float" office:value="1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style-name="ce8" table:formula="of:=[.O5]/([.O5]+[.K5])" office:value-type="percentage" office:value="0.503940232946694" calcext:value-type="percentage">
            <text:p>50,39%</text:p>
          </table:table-cell>
          <table:table-cell table:style-name="ce8" table:formula="of:=([.O5]-[.H5])/(  ([.K5]-[.I5]) + ([.O5]-[.H5]))" office:value-type="percentage" office:value="0.50400624693775" calcext:value-type="percentage">
            <text:p>50,40%</text:p>
          </table:table-cell>
          <table:table-cell table:style-name="ce8" table:formula="of:=[.N5]/([.J5]+[.N5])" office:value-type="percentage" office:value="0.495330036830898" calcext:value-type="percentage">
            <text:p>49,53%</text:p>
          </table:table-cell>
          <table:table-cell table:style-name="ce8" table:formula="of:=([.N5]-[.I5])/ (  ([.N5]-[.I5]) + ([.J5]-[.H5])      )" office:value-type="percentage" office:value="0.495236125031685" calcext:value-type="percentage">
            <text:p>49,52%</text:p>
          </table:table-cell>
          <table:table-cell table:style-name="ce8" table:formula="of:=[.P5]/[.R5]" office:value-type="percentage" office:value="0.50003537291821" calcext:value-type="percentage">
            <text:p>50,00%</text:p>
          </table:table-cell>
          <table:table-cell/>
          <table:table-cell office:value-type="float" office:value="77220" calcext:value-type="float">
            <text:p>77.220</text:p>
          </table:table-cell>
          <table:table-cell office:value-type="float" office:value="77276" calcext:value-type="float">
            <text:p>77.276</text:p>
          </table:table-cell>
          <table:table-cell office:value-type="float" office:value="4105636" calcext:value-type="float">
            <text:p>4.105.636</text:p>
          </table:table-cell>
          <table:table-cell office:value-type="float" office:value="4861476" calcext:value-type="float">
            <text:p>4.861.476</text:p>
          </table:table-cell>
          <table:table-cell table:formula="of:=[.M5]-([.H5]+[.I5])" office:value-type="float" office:value="8812616" calcext:value-type="float">
            <text:p>8.812.616</text:p>
          </table:table-cell>
          <table:table-cell office:value-type="float" office:value="8967112" calcext:value-type="float">
            <text:p>8.967.112</text:p>
          </table:table-cell>
          <table:table-cell office:value-type="float" office:value="4029653" calcext:value-type="float">
            <text:p>4.029.653</text:p>
          </table:table-cell>
          <table:table-cell office:value-type="float" office:value="4938706" calcext:value-type="float">
            <text:p>4.938.706</text:p>
          </table:table-cell>
          <table:table-cell table:formula="of:=[.Q5]-([.H5]+[.I5])" office:value-type="float" office:value="8813863" calcext:value-type="float">
            <text:p>8.813.863</text:p>
          </table:table-cell>
          <table:table-cell office:value-type="float" office:value="8968359" calcext:value-type="float">
            <text:p>8.968.359</text:p>
          </table:table-cell>
          <table:table-cell table:formula="of:=[.L5]+[.P5]" office:value-type="float" office:value="17626479" calcext:value-type="float">
            <text:p>17.626.479</text:p>
          </table:table-cell>
          <table:table-cell office:value-type="float" office:value="1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style-name="ce8" table:formula="of:=[.O6]/([.O6]+[.K6])" office:value-type="percentage" office:value="0.501752647406595" calcext:value-type="percentage">
            <text:p>50,18%</text:p>
          </table:table-cell>
          <table:table-cell table:style-name="ce8" table:formula="of:=([.O6]-[.H6])/(  ([.K6]-[.I6]) + ([.O6]-[.H6]))" office:value-type="percentage" office:value="0.50176793335075" calcext:value-type="percentage">
            <text:p>50,18%</text:p>
          </table:table-cell>
          <table:table-cell table:style-name="ce8" table:formula="of:=[.N6]/([.J6]+[.N6])" office:value-type="percentage" office:value="0.497510926774425" calcext:value-type="percentage">
            <text:p>49,75%</text:p>
          </table:table-cell>
          <table:table-cell table:style-name="ce8" table:formula="of:=([.N6]-[.I6])/ (  ([.N6]-[.I6]) + ([.J6]-[.H6])      )" office:value-type="percentage" office:value="0.497480716329824" calcext:value-type="percentage">
            <text:p>49,75%</text:p>
          </table:table-cell>
          <table:table-cell table:style-name="ce8" table:formula="of:=[.P6]/[.R6]" office:value-type="percentage" office:value="0.50003537291821" calcext:value-type="percentage">
            <text:p>50,00%</text:p>
          </table:table-cell>
          <table:table-cell/>
          <table:table-cell office:value-type="float" office:value="37071" calcext:value-type="float">
            <text:p>37.071</text:p>
          </table:table-cell>
          <table:table-cell office:value-type="float" office:value="37132" calcext:value-type="float">
            <text:p>37.132</text:p>
          </table:table-cell>
          <table:table-cell office:value-type="float" office:value="3616644" calcext:value-type="float">
            <text:p>3.616.644</text:p>
          </table:table-cell>
          <table:table-cell office:value-type="float" office:value="5270175" calcext:value-type="float">
            <text:p>5.270.175</text:p>
          </table:table-cell>
          <table:table-cell table:formula="of:=[.M6]-([.H6]+[.I6])" office:value-type="float" office:value="8812616" calcext:value-type="float">
            <text:p>8.812.616</text:p>
          </table:table-cell>
          <table:table-cell office:value-type="float" office:value="8886819" calcext:value-type="float">
            <text:p>8.886.819</text:p>
          </table:table-cell>
          <table:table-cell office:value-type="float" office:value="3580814" calcext:value-type="float">
            <text:p>3.580.814</text:p>
          </table:table-cell>
          <table:table-cell office:value-type="float" office:value="5307252" calcext:value-type="float">
            <text:p>5.307.252</text:p>
          </table:table-cell>
          <table:table-cell table:formula="of:=[.Q6]-([.H6]+[.I6])" office:value-type="float" office:value="8813863" calcext:value-type="float">
            <text:p>8.813.863</text:p>
          </table:table-cell>
          <table:table-cell office:value-type="float" office:value="8888066" calcext:value-type="float">
            <text:p>8.888.066</text:p>
          </table:table-cell>
          <table:table-cell table:formula="of:=[.L6]+[.P6]" office:value-type="float" office:value="17626479" calcext:value-type="float">
            <text:p>17.626.479</text:p>
          </table:table-cell>
          <table:table-cell office:value-type="float" office:value="1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style-name="ce8" table:formula="of:=[.O7]/([.O7]+[.K7])" office:value-type="percentage" office:value="0.500966415638801" calcext:value-type="percentage">
            <text:p>50,10%</text:p>
          </table:table-cell>
          <table:table-cell table:style-name="ce8" table:formula="of:=([.O7]-[.H7])/(  ([.K7]-[.I7]) + ([.O7]-[.H7]))" office:value-type="percentage" office:value="0.500972310530857" calcext:value-type="percentage">
            <text:p>50,10%</text:p>
          </table:table-cell>
          <table:table-cell table:style-name="ce8" table:formula="of:=[.N7]/([.J7]+[.N7])" office:value-type="percentage" office:value="0.498212462121857" calcext:value-type="percentage">
            <text:p>49,82%</text:p>
          </table:table-cell>
          <table:table-cell table:style-name="ce8" table:formula="of:=([.N7]-[.I7])/ (  ([.N7]-[.I7]) + ([.J7]-[.H7])      )" office:value-type="percentage" office:value="0.498194613104949" calcext:value-type="percentage">
            <text:p>49,82%</text:p>
          </table:table-cell>
          <table:table-cell table:style-name="ce8" table:formula="of:=[.P7]/[.R7]" office:value-type="percentage" office:value="0.50003537291821" calcext:value-type="percentage">
            <text:p>50,00%</text:p>
          </table:table-cell>
          <table:table-cell/>
          <table:table-cell office:value-type="float" office:value="22666" calcext:value-type="float">
            <text:p>22.666</text:p>
          </table:table-cell>
          <table:table-cell office:value-type="float" office:value="22716" calcext:value-type="float">
            <text:p>22.716</text:p>
          </table:table-cell>
          <table:table-cell office:value-type="float" office:value="3006170" calcext:value-type="float">
            <text:p>3.006.170</text:p>
          </table:table-cell>
          <table:table-cell office:value-type="float" office:value="5851828" calcext:value-type="float">
            <text:p>5.851.828</text:p>
          </table:table-cell>
          <table:table-cell table:formula="of:=[.M7]-([.H7]+[.I7])" office:value-type="float" office:value="8812616" calcext:value-type="float">
            <text:p>8.812.616</text:p>
          </table:table-cell>
          <table:table-cell office:value-type="float" office:value="8857998" calcext:value-type="float">
            <text:p>8.857.998</text:p>
          </table:table-cell>
          <table:table-cell office:value-type="float" office:value="2984752" calcext:value-type="float">
            <text:p>2.984.752</text:p>
          </table:table-cell>
          <table:table-cell office:value-type="float" office:value="5874493" calcext:value-type="float">
            <text:p>5.874.493</text:p>
          </table:table-cell>
          <table:table-cell table:formula="of:=[.Q7]-([.H7]+[.I7])" office:value-type="float" office:value="8813863" calcext:value-type="float">
            <text:p>8.813.863</text:p>
          </table:table-cell>
          <table:table-cell office:value-type="float" office:value="8859245" calcext:value-type="float">
            <text:p>8.859.245</text:p>
          </table:table-cell>
          <table:table-cell table:formula="of:=[.L7]+[.P7]" office:value-type="float" office:value="17626479" calcext:value-type="float">
            <text:p>17.626.479</text:p>
          </table:table-cell>
          <table:table-cell office:value-type="float" office:value="1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style-name="ce8" table:formula="of:=[.O8]/([.O8]+[.K8])" office:value-type="percentage" office:value="0.500620629975802" calcext:value-type="percentage">
            <text:p>50,06%</text:p>
          </table:table-cell>
          <table:table-cell table:style-name="ce8" table:formula="of:=([.O8]-[.H8])/(  ([.K8]-[.I8]) + ([.O8]-[.H8]))" office:value-type="percentage" office:value="0.500624359845337" calcext:value-type="percentage">
            <text:p>50,06%</text:p>
          </table:table-cell>
          <table:table-cell table:style-name="ce8" table:formula="of:=[.N8]/([.J8]+[.N8])" office:value-type="percentage" office:value="0.499118612699582" calcext:value-type="percentage">
            <text:p>49,91%</text:p>
          </table:table-cell>
          <table:table-cell table:style-name="ce8" table:formula="of:=([.N8]-[.I8])/ (  ([.N8]-[.I8]) + ([.J8]-[.H8])      )" office:value-type="percentage" office:value="0.499111744740805" calcext:value-type="percentage">
            <text:p>49,91%</text:p>
          </table:table-cell>
          <table:table-cell table:style-name="ce8" table:formula="of:=[.P8]/[.R8]" office:value-type="percentage" office:value="0.50003537291821" calcext:value-type="percentage">
            <text:p>50,00%</text:p>
          </table:table-cell>
          <table:table-cell/>
          <table:table-cell office:value-type="float" office:value="13386" calcext:value-type="float">
            <text:p>13.386</text:p>
          </table:table-cell>
          <table:table-cell office:value-type="float" office:value="13433" calcext:value-type="float">
            <text:p>13.433</text:p>
          </table:table-cell>
          <table:table-cell office:value-type="float" office:value="3451210" calcext:value-type="float">
            <text:p>3.451.210</text:p>
          </table:table-cell>
          <table:table-cell office:value-type="float" office:value="5388225" calcext:value-type="float">
            <text:p>5.388.225</text:p>
          </table:table-cell>
          <table:table-cell table:formula="of:=[.M8]-([.H8]+[.I8])" office:value-type="float" office:value="8812616" calcext:value-type="float">
            <text:p>8.812.616</text:p>
          </table:table-cell>
          <table:table-cell office:value-type="float" office:value="8839435" calcext:value-type="float">
            <text:p>8.839.435</text:p>
          </table:table-cell>
          <table:table-cell office:value-type="float" office:value="3439064" calcext:value-type="float">
            <text:p>3.439.064</text:p>
          </table:table-cell>
          <table:table-cell office:value-type="float" office:value="5401618" calcext:value-type="float">
            <text:p>5.401.618</text:p>
          </table:table-cell>
          <table:table-cell table:formula="of:=[.Q8]-([.H8]+[.I8])" office:value-type="float" office:value="8813863" calcext:value-type="float">
            <text:p>8.813.863</text:p>
          </table:table-cell>
          <table:table-cell office:value-type="float" office:value="8840682" calcext:value-type="float">
            <text:p>8.840.682</text:p>
          </table:table-cell>
          <table:table-cell table:formula="of:=[.L8]+[.P8]" office:value-type="float" office:value="17626479" calcext:value-type="float">
            <text:p>17.626.479</text:p>
          </table:table-cell>
          <table:table-cell office:value-type="float" office:value="1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8" table:formula="of:=[.O9]/([.O9]+[.K9])" office:value-type="percentage" office:value="0.877055090856648" calcext:value-type="percentage">
            <text:p>87,71%</text:p>
          </table:table-cell>
          <table:table-cell table:style-name="ce8" table:formula="of:=([.O9]-[.H9])/(  ([.K9]-[.I9]) + ([.O9]-[.H9]))" office:value-type="percentage" office:value="0.895447197263055" calcext:value-type="percentage">
            <text:p>89,54%</text:p>
          </table:table-cell>
          <table:table-cell table:style-name="ce8" table:formula="of:=[.N9]/([.J9]+[.N9])" office:value-type="percentage" office:value="0.572220130184518" calcext:value-type="percentage">
            <text:p>57,22%</text:p>
          </table:table-cell>
          <table:table-cell table:style-name="ce8" table:formula="of:=([.N9]-[.I9])/ (  ([.N9]-[.I9]) + ([.J9]-[.H9])      )" office:value-type="percentage" office:value="0.573458629383452" calcext:value-type="percentage">
            <text:p>57,35%</text:p>
          </table:table-cell>
          <table:table-cell table:style-name="ce8" table:formula="of:=[.P9]/[.R9]" office:value-type="percentage" office:value="0.767882681437425" calcext:value-type="percentage">
            <text:p>76,79%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  <table:table-cell office:value-type="float" office:value="7952" calcext:value-type="float">
            <text:p>7.952</text:p>
          </table:table-cell>
          <table:table-cell office:value-type="float" office:value="3410" calcext:value-type="float">
            <text:p>3.410</text:p>
          </table:table-cell>
          <table:table-cell table:formula="of:=[.M9]-([.H9]+[.I9])" office:value-type="float" office:value="10225" calcext:value-type="float">
            <text:p>10.225</text:p>
          </table:table-cell>
          <table:table-cell office:value-type="float" office:value="11362" calcext:value-type="float">
            <text:p>11.362</text:p>
          </table:table-cell>
          <table:table-cell office:value-type="float" office:value="10637" calcext:value-type="float">
            <text:p>10.637</text:p>
          </table:table-cell>
          <table:table-cell office:value-type="float" office:value="24326" calcext:value-type="float">
            <text:p>24.326</text:p>
          </table:table-cell>
          <table:table-cell table:formula="of:=[.Q9]-([.H9]+[.I9])" office:value-type="float" office:value="33826" calcext:value-type="float">
            <text:p>33.826</text:p>
          </table:table-cell>
          <table:table-cell office:value-type="float" office:value="34963" calcext:value-type="float">
            <text:p>34.963</text:p>
          </table:table-cell>
          <table:table-cell table:formula="of:=[.L9]+[.P9]" office:value-type="float" office:value="44051" calcext:value-type="float">
            <text:p>44.051</text:p>
          </table:table-cell>
          <table:table-cell office:value-type="float" office:value="1844" calcext:value-type="float">
            <text:p>1.8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8" table:formula="of:=[.O10]/([.O10]+[.K10])" office:value-type="percentage" office:value="0.888413765017308" calcext:value-type="percentage">
            <text:p>88,84%</text:p>
          </table:table-cell>
          <table:table-cell table:style-name="ce8" table:formula="of:=([.O10]-[.H10])/(  ([.K10]-[.I10]) + ([.O10]-[.H10]))" office:value-type="percentage" office:value="0.898516394464531" calcext:value-type="percentage">
            <text:p>89,85%</text:p>
          </table:table-cell>
          <table:table-cell table:style-name="ce8" table:formula="of:=[.N10]/([.J10]+[.N10])" office:value-type="percentage" office:value="0.610498046875" calcext:value-type="percentage">
            <text:p>61,05%</text:p>
          </table:table-cell>
          <table:table-cell table:style-name="ce8" table:formula="of:=([.N10]-[.I10])/ (  ([.N10]-[.I10]) + ([.J10]-[.H10])      )" office:value-type="percentage" office:value="0.610616369821893" calcext:value-type="percentage">
            <text:p>61,06%</text:p>
          </table:table-cell>
          <table:table-cell table:style-name="ce8" table:formula="of:=[.P10]/[.R10]" office:value-type="percentage" office:value="0.767882681437425" calcext:value-type="percentage">
            <text:p>76,79%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98" calcext:value-type="float">
            <text:p>298</text:p>
          </table:table-cell>
          <table:table-cell office:value-type="float" office:value="7977" calcext:value-type="float">
            <text:p>7.977</text:p>
          </table:table-cell>
          <table:table-cell office:value-type="float" office:value="2740" calcext:value-type="float">
            <text:p>2.740</text:p>
          </table:table-cell>
          <table:table-cell table:formula="of:=[.M10]-([.H10]+[.I10])" office:value-type="float" office:value="10225" calcext:value-type="float">
            <text:p>10.225</text:p>
          </table:table-cell>
          <table:table-cell office:value-type="float" office:value="10717" calcext:value-type="float">
            <text:p>10.717</text:p>
          </table:table-cell>
          <table:table-cell office:value-type="float" office:value="12503" calcext:value-type="float">
            <text:p>12.503</text:p>
          </table:table-cell>
          <table:table-cell office:value-type="float" office:value="21815" calcext:value-type="float">
            <text:p>21.815</text:p>
          </table:table-cell>
          <table:table-cell table:formula="of:=[.Q10]-([.H10]+[.I10])" office:value-type="float" office:value="33826" calcext:value-type="float">
            <text:p>33.826</text:p>
          </table:table-cell>
          <table:table-cell office:value-type="float" office:value="34318" calcext:value-type="float">
            <text:p>34.318</text:p>
          </table:table-cell>
          <table:table-cell table:formula="of:=[.L10]+[.P10]" office:value-type="float" office:value="44051" calcext:value-type="float">
            <text:p>44.051</text:p>
          </table:table-cell>
          <table:table-cell office:value-type="float" office:value="1844" calcext:value-type="float">
            <text:p>1.8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8" table:formula="of:=[.O11]/([.O11]+[.K11])" office:value-type="percentage" office:value="0.905724818388811" calcext:value-type="percentage">
            <text:p>90,57%</text:p>
          </table:table-cell>
          <table:table-cell table:style-name="ce8" table:formula="of:=([.O11]-[.H11])/(  ([.K11]-[.I11]) + ([.O11]-[.H11]))" office:value-type="percentage" office:value="0.912909948447954" calcext:value-type="percentage">
            <text:p>91,29%</text:p>
          </table:table-cell>
          <table:table-cell table:style-name="ce8" table:formula="of:=[.N11]/([.J11]+[.N11])" office:value-type="percentage" office:value="0.665834261784932" calcext:value-type="percentage">
            <text:p>66,58%</text:p>
          </table:table-cell>
          <table:table-cell table:style-name="ce8" table:formula="of:=([.N11]-[.I11])/ (  ([.N11]-[.I11]) + ([.J11]-[.H11])      )" office:value-type="percentage" office:value="0.665452996087849" calcext:value-type="percentage">
            <text:p>66,55%</text:p>
          </table:table-cell>
          <table:table-cell table:style-name="ce8" table:formula="of:=[.P11]/[.R11]" office:value-type="percentage" office:value="0.767882681437425" calcext:value-type="percentage">
            <text:p>76,79%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8698" calcext:value-type="float">
            <text:p>8.698</text:p>
          </table:table-cell>
          <table:table-cell office:value-type="float" office:value="1739" calcext:value-type="float">
            <text:p>1.739</text:p>
          </table:table-cell>
          <table:table-cell table:formula="of:=[.M11]-([.H11]+[.I11])" office:value-type="float" office:value="10225" calcext:value-type="float">
            <text:p>10.225</text:p>
          </table:table-cell>
          <table:table-cell office:value-type="float" office:value="10437" calcext:value-type="float">
            <text:p>10.437</text:p>
          </table:table-cell>
          <table:table-cell office:value-type="float" office:value="17331" calcext:value-type="float">
            <text:p>17.331</text:p>
          </table:table-cell>
          <table:table-cell office:value-type="float" office:value="16707" calcext:value-type="float">
            <text:p>16.707</text:p>
          </table:table-cell>
          <table:table-cell table:formula="of:=[.Q11]-([.H11]+[.I11])" office:value-type="float" office:value="33826" calcext:value-type="float">
            <text:p>33.826</text:p>
          </table:table-cell>
          <table:table-cell office:value-type="float" office:value="34038" calcext:value-type="float">
            <text:p>34.038</text:p>
          </table:table-cell>
          <table:table-cell table:formula="of:=[.L11]+[.P11]" office:value-type="float" office:value="44051" calcext:value-type="float">
            <text:p>44.051</text:p>
          </table:table-cell>
          <table:table-cell office:value-type="float" office:value="1844" calcext:value-type="float">
            <text:p>1.8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8" table:formula="of:=[.O12]/([.O12]+[.K12])" office:value-type="percentage" office:value="0.961340206185567" calcext:value-type="percentage">
            <text:p>96,13%</text:p>
          </table:table-cell>
          <table:table-cell table:style-name="ce8" table:formula="of:=([.O12]-[.H12])/(  ([.K12]-[.I12]) + ([.O12]-[.H12]))" office:value-type="percentage" office:value="0.965498103783184" calcext:value-type="percentage">
            <text:p>96,55%</text:p>
          </table:table-cell>
          <table:table-cell table:style-name="ce8" table:formula="of:=[.N12]/([.J12]+[.N12])" office:value-type="percentage" office:value="0.70390172108251" calcext:value-type="percentage">
            <text:p>70,39%</text:p>
          </table:table-cell>
          <table:table-cell table:style-name="ce8" table:formula="of:=([.N12]-[.I12])/ (  ([.N12]-[.I12]) + ([.J12]-[.H12])      )" office:value-type="percentage" office:value="0.703610108303249" calcext:value-type="percentage">
            <text:p>70,36%</text:p>
          </table:table-cell>
          <table:table-cell table:style-name="ce8" table:formula="of:=[.P12]/[.R12]" office:value-type="percentage" office:value="0.767882681437425" calcext:value-type="percentage">
            <text:p>76,79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858" calcext:value-type="float">
            <text:p>9.858</text:p>
          </table:table-cell>
          <table:table-cell office:value-type="float" office:value="420" calcext:value-type="float">
            <text:p>420</text:p>
          </table:table-cell>
          <table:table-cell table:formula="of:=[.M12]-([.H12]+[.I12])" office:value-type="float" office:value="10225" calcext:value-type="float">
            <text:p>10.225</text:p>
          </table:table-cell>
          <table:table-cell office:value-type="float" office:value="10278" calcext:value-type="float">
            <text:p>10.278</text:p>
          </table:table-cell>
          <table:table-cell office:value-type="float" office:value="23435" calcext:value-type="float">
            <text:p>23.435</text:p>
          </table:table-cell>
          <table:table-cell office:value-type="float" office:value="10444" calcext:value-type="float">
            <text:p>10.444</text:p>
          </table:table-cell>
          <table:table-cell table:formula="of:=[.Q12]-([.H12]+[.I12])" office:value-type="float" office:value="33826" calcext:value-type="float">
            <text:p>33.826</text:p>
          </table:table-cell>
          <table:table-cell office:value-type="float" office:value="33879" calcext:value-type="float">
            <text:p>33.879</text:p>
          </table:table-cell>
          <table:table-cell table:formula="of:=[.L12]+[.P12]" office:value-type="float" office:value="44051" calcext:value-type="float">
            <text:p>44.051</text:p>
          </table:table-cell>
          <table:table-cell office:value-type="float" office:value="1844" calcext:value-type="float">
            <text:p>1.8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8" table:formula="of:=[.O13]/([.O13]+[.K13])" office:value-type="percentage" office:value="0.997149714971497" calcext:value-type="percentage">
            <text:p>99,71%</text:p>
          </table:table-cell>
          <table:table-cell table:style-name="ce8" table:formula="of:=([.O13]-[.H13])/(  ([.K13]-[.I13]) + ([.O13]-[.H13]))" office:value-type="percentage" office:value="1" calcext:value-type="percentage">
            <text:p>100,00%</text:p>
          </table:table-cell>
          <table:table-cell table:style-name="ce8" table:formula="of:=[.N13]/([.J13]+[.N13])" office:value-type="percentage" office:value="0.726772305801245" calcext:value-type="percentage">
            <text:p>72,68%</text:p>
          </table:table-cell>
          <table:table-cell table:style-name="ce8" table:formula="of:=([.N13]-[.I13])/ (  ([.N13]-[.I13]) + ([.J13]-[.H13])      )" office:value-type="percentage" office:value="0.726633515132071" calcext:value-type="percentage">
            <text:p>72,66%</text:p>
          </table:table-cell>
          <table:table-cell table:style-name="ce8" table:formula="of:=[.P13]/[.R13]" office:value-type="percentage" office:value="0.767882681437425" calcext:value-type="percentage">
            <text:p>76,79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225" calcext:value-type="float">
            <text:p>10.225</text:p>
          </table:table-cell>
          <table:table-cell office:value-type="float" office:value="19" calcext:value-type="float">
            <text:p>19</text:p>
          </table:table-cell>
          <table:table-cell table:formula="of:=[.M13]-([.H13]+[.I13])" office:value-type="float" office:value="10225" calcext:value-type="float">
            <text:p>10.225</text:p>
          </table:table-cell>
          <table:table-cell office:value-type="float" office:value="10244" calcext:value-type="float">
            <text:p>10.244</text:p>
          </table:table-cell>
          <table:table-cell office:value-type="float" office:value="27198" calcext:value-type="float">
            <text:p>27.198</text:p>
          </table:table-cell>
          <table:table-cell office:value-type="float" office:value="6647" calcext:value-type="float">
            <text:p>6.647</text:p>
          </table:table-cell>
          <table:table-cell table:formula="of:=[.Q13]-([.H13]+[.I13])" office:value-type="float" office:value="33826" calcext:value-type="float">
            <text:p>33.826</text:p>
          </table:table-cell>
          <table:table-cell office:value-type="float" office:value="33845" calcext:value-type="float">
            <text:p>33.845</text:p>
          </table:table-cell>
          <table:table-cell table:formula="of:=[.L13]+[.P13]" office:value-type="float" office:value="44051" calcext:value-type="float">
            <text:p>44.051</text:p>
          </table:table-cell>
          <table:table-cell office:value-type="float" office:value="1844" calcext:value-type="float">
            <text:p>1.84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8" table:formula="of:=[.O14]/([.O14]+[.K14])" office:value-type="percentage" office:value="0.997127537342015" calcext:value-type="percentage">
            <text:p>99,71%</text:p>
          </table:table-cell>
          <table:table-cell table:style-name="ce8" table:formula="of:=([.O14]-[.H14])/(  ([.K14]-[.I14]) + ([.O14]-[.H14]))" office:value-type="percentage" office:value="0.999807987711213" calcext:value-type="percentage">
            <text:p>99,98%</text:p>
          </table:table-cell>
          <table:table-cell table:style-name="ce8" table:formula="of:=[.N14]/([.J14]+[.N14])" office:value-type="percentage" office:value="0.736881385593329" calcext:value-type="percentage">
            <text:p>73,69%</text:p>
          </table:table-cell>
          <table:table-cell table:style-name="ce8" table:formula="of:=([.N14]-[.I14])/ (  ([.N14]-[.I14]) + ([.J14]-[.H14])      )" office:value-type="percentage" office:value="0.736786550987308" calcext:value-type="percentage">
            <text:p>73,68%</text:p>
          </table:table-cell>
          <table:table-cell table:style-name="ce8" table:formula="of:=[.P14]/[.R14]" office:value-type="percentage" office:value="0.767882681437425" calcext:value-type="percentage">
            <text:p>76,79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224" calcext:value-type="float">
            <text:p>10.224</text:p>
          </table:table-cell>
          <table:table-cell office:value-type="float" office:value="15" calcext:value-type="float">
            <text:p>15</text:p>
          </table:table-cell>
          <table:table-cell table:formula="of:=[.M14]-([.H14]+[.I14])" office:value-type="float" office:value="10225" calcext:value-type="float">
            <text:p>10.225</text:p>
          </table:table-cell>
          <table:table-cell office:value-type="float" office:value="10239" calcext:value-type="float">
            <text:p>10.239</text:p>
          </table:table-cell>
          <table:table-cell office:value-type="float" office:value="28633" calcext:value-type="float">
            <text:p>28.633</text:p>
          </table:table-cell>
          <table:table-cell office:value-type="float" office:value="5207" calcext:value-type="float">
            <text:p>5.207</text:p>
          </table:table-cell>
          <table:table-cell table:formula="of:=[.Q14]-([.H14]+[.I14])" office:value-type="float" office:value="33826" calcext:value-type="float">
            <text:p>33.826</text:p>
          </table:table-cell>
          <table:table-cell office:value-type="float" office:value="33840" calcext:value-type="float">
            <text:p>33.840</text:p>
          </table:table-cell>
          <table:table-cell table:formula="of:=[.L14]+[.P14]" office:value-type="float" office:value="44051" calcext:value-type="float">
            <text:p>44.051</text:p>
          </table:table-cell>
          <table:table-cell office:value-type="float" office:value="1844" calcext:value-type="float">
            <text:p>1.844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style-name="ce8" table:formula="of:=[.O15]/([.O15]+[.K15])" office:value-type="percentage" office:value="0.530753828398846" calcext:value-type="percentage">
            <text:p>53,08%</text:p>
          </table:table-cell>
          <table:table-cell table:style-name="ce8" table:formula="of:=([.O15]-[.H15])/(  ([.K15]-[.I15]) + ([.O15]-[.H15]))" office:value-type="percentage" office:value="0.541818968105531" calcext:value-type="percentage">
            <text:p>54,18%</text:p>
          </table:table-cell>
          <table:table-cell table:style-name="ce8" table:formula="of:=[.N15]/([.J15]+[.N15])" office:value-type="percentage" office:value="0.480013340321121" calcext:value-type="percentage">
            <text:p>48,00%</text:p>
          </table:table-cell>
          <table:table-cell table:style-name="ce8" table:formula="of:=([.N15]-[.I15])/ (  ([.N15]-[.I15]) + ([.J15]-[.H15])      )" office:value-type="percentage" office:value="0.470626180332909" calcext:value-type="percentage">
            <text:p>47,06%</text:p>
          </table:table-cell>
          <table:table-cell table:style-name="ce8" table:formula="of:=[.P15]/[.R15]" office:value-type="percentage" office:value="0.506160762774199" calcext:value-type="percentage">
            <text:p>50,62%</text:p>
          </table:table-cell>
          <table:table-cell/>
          <table:table-cell office:value-type="float" office:value="50854" calcext:value-type="float">
            <text:p>50.854</text:p>
          </table:table-cell>
          <table:table-cell office:value-type="float" office:value="60098" calcext:value-type="float">
            <text:p>60.098</text:p>
          </table:table-cell>
          <table:table-cell office:value-type="float" office:value="436560" calcext:value-type="float">
            <text:p>436.560</text:p>
          </table:table-cell>
          <table:table-cell office:value-type="float" office:value="392775" calcext:value-type="float">
            <text:p>392.775</text:p>
          </table:table-cell>
          <table:table-cell table:formula="of:=[.M15]-([.H15]+[.I15])" office:value-type="float" office:value="718383" calcext:value-type="float">
            <text:p>718.383</text:p>
          </table:table-cell>
          <table:table-cell office:value-type="float" office:value="829335" calcext:value-type="float">
            <text:p>829.335</text:p>
          </table:table-cell>
          <table:table-cell office:value-type="float" office:value="403000" calcext:value-type="float">
            <text:p>403.000</text:p>
          </table:table-cell>
          <table:table-cell office:value-type="float" office:value="444259" calcext:value-type="float">
            <text:p>444.259</text:p>
          </table:table-cell>
          <table:table-cell table:formula="of:=[.Q15]-([.H15]+[.I15])" office:value-type="float" office:value="736307" calcext:value-type="float">
            <text:p>736.307</text:p>
          </table:table-cell>
          <table:table-cell office:value-type="float" office:value="847259" calcext:value-type="float">
            <text:p>847.259</text:p>
          </table:table-cell>
          <table:table-cell table:formula="of:=[.L15]+[.P15]" office:value-type="float" office:value="1454690" calcext:value-type="float">
            <text:p>1.454.690</text:p>
          </table:table-cell>
          <table:table-cell office:value-type="float" office:value="17549" calcext:value-type="float">
            <text:p>17.5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style-name="ce8" table:formula="of:=[.O16]/([.O16]+[.K16])" office:value-type="percentage" office:value="0.514941095730302" calcext:value-type="percentage">
            <text:p>51,49%</text:p>
          </table:table-cell>
          <table:table-cell table:style-name="ce8" table:formula="of:=([.O16]-[.H16])/(  ([.K16]-[.I16]) + ([.O16]-[.H16]))" office:value-type="percentage" office:value="0.524380562808708" calcext:value-type="percentage">
            <text:p>52,44%</text:p>
          </table:table-cell>
          <table:table-cell table:style-name="ce8" table:formula="of:=[.N16]/([.J16]+[.N16])" office:value-type="percentage" office:value="0.498859930804918" calcext:value-type="percentage">
            <text:p>49,89%</text:p>
          </table:table-cell>
          <table:table-cell table:style-name="ce8" table:formula="of:=([.N16]-[.I16])/ (  ([.N16]-[.I16]) + ([.J16]-[.H16])      )" office:value-type="percentage" office:value="0.492684035231438" calcext:value-type="percentage">
            <text:p>49,27%</text:p>
          </table:table-cell>
          <table:table-cell table:style-name="ce8" table:formula="of:=[.P16]/[.R16]" office:value-type="percentage" office:value="0.506160762774199" calcext:value-type="percentage">
            <text:p>50,62%</text:p>
          </table:table-cell>
          <table:table-cell/>
          <table:table-cell office:value-type="float" office:value="19316" calcext:value-type="float">
            <text:p>19.316</text:p>
          </table:table-cell>
          <table:table-cell office:value-type="float" office:value="29533" calcext:value-type="float">
            <text:p>29.533</text:p>
          </table:table-cell>
          <table:table-cell office:value-type="float" office:value="443526" calcext:value-type="float">
            <text:p>443.526</text:p>
          </table:table-cell>
          <table:table-cell office:value-type="float" office:value="323706" calcext:value-type="float">
            <text:p>323.706</text:p>
          </table:table-cell>
          <table:table-cell table:formula="of:=[.M16]-([.H16]+[.I16])" office:value-type="float" office:value="718383" calcext:value-type="float">
            <text:p>718.383</text:p>
          </table:table-cell>
          <table:table-cell office:value-type="float" office:value="767232" calcext:value-type="float">
            <text:p>767.232</text:p>
          </table:table-cell>
          <table:table-cell office:value-type="float" office:value="441508" calcext:value-type="float">
            <text:p>441.508</text:p>
          </table:table-cell>
          <table:table-cell office:value-type="float" office:value="343648" calcext:value-type="float">
            <text:p>343.648</text:p>
          </table:table-cell>
          <table:table-cell table:formula="of:=[.Q16]-([.H16]+[.I16])" office:value-type="float" office:value="736307" calcext:value-type="float">
            <text:p>736.307</text:p>
          </table:table-cell>
          <table:table-cell office:value-type="float" office:value="785156" calcext:value-type="float">
            <text:p>785.156</text:p>
          </table:table-cell>
          <table:table-cell table:formula="of:=[.L16]+[.P16]" office:value-type="float" office:value="1454690" calcext:value-type="float">
            <text:p>1.454.690</text:p>
          </table:table-cell>
          <table:table-cell office:value-type="float" office:value="17549" calcext:value-type="float">
            <text:p>17.54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style-name="ce8" table:formula="of:=[.O17]/([.O17]+[.K17])" office:value-type="percentage" office:value="0.508603862922191" calcext:value-type="percentage">
            <text:p>50,86%</text:p>
          </table:table-cell>
          <table:table-cell table:style-name="ce8" table:formula="of:=([.O17]-[.H17])/(  ([.K17]-[.I17]) + ([.O17]-[.H17]))" office:value-type="percentage" office:value="0.519662049270657" calcext:value-type="percentage">
            <text:p>51,97%</text:p>
          </table:table-cell>
          <table:table-cell table:style-name="ce8" table:formula="of:=[.N17]/([.J17]+[.N17])" office:value-type="percentage" office:value="0.504859434822588" calcext:value-type="percentage">
            <text:p>50,49%</text:p>
          </table:table-cell>
          <table:table-cell table:style-name="ce8" table:formula="of:=([.N17]-[.I17])/ (  ([.N17]-[.I17]) + ([.J17]-[.H17])      )" office:value-type="percentage" office:value="0.500644405389572" calcext:value-type="percentage">
            <text:p>50,06%</text:p>
          </table:table-cell>
          <table:table-cell table:style-name="ce8" table:formula="of:=[.P17]/[.R17]" office:value-type="percentage" office:value="0.506160762774199" calcext:value-type="percentage">
            <text:p>50,62%</text:p>
          </table:table-cell>
          <table:table-cell/>
          <table:table-cell office:value-type="float" office:value="7160" calcext:value-type="float">
            <text:p>7.160</text:p>
          </table:table-cell>
          <table:table-cell office:value-type="float" office:value="16092" calcext:value-type="float">
            <text:p>16.092</text:p>
          </table:table-cell>
          <table:table-cell office:value-type="float" office:value="522862" calcext:value-type="float">
            <text:p>522.862</text:p>
          </table:table-cell>
          <table:table-cell office:value-type="float" office:value="218773" calcext:value-type="float">
            <text:p>218.773</text:p>
          </table:table-cell>
          <table:table-cell table:formula="of:=[.M17]-([.H17]+[.I17])" office:value-type="float" office:value="718383" calcext:value-type="float">
            <text:p>718.383</text:p>
          </table:table-cell>
          <table:table-cell office:value-type="float" office:value="741635" calcext:value-type="float">
            <text:p>741.635</text:p>
          </table:table-cell>
          <table:table-cell office:value-type="float" office:value="533125" calcext:value-type="float">
            <text:p>533.125</text:p>
          </table:table-cell>
          <table:table-cell office:value-type="float" office:value="226434" calcext:value-type="float">
            <text:p>226.434</text:p>
          </table:table-cell>
          <table:table-cell table:formula="of:=[.Q17]-([.H17]+[.I17])" office:value-type="float" office:value="736307" calcext:value-type="float">
            <text:p>736.307</text:p>
          </table:table-cell>
          <table:table-cell office:value-type="float" office:value="759559" calcext:value-type="float">
            <text:p>759.559</text:p>
          </table:table-cell>
          <table:table-cell table:formula="of:=[.L17]+[.P17]" office:value-type="float" office:value="1454690" calcext:value-type="float">
            <text:p>1.454.690</text:p>
          </table:table-cell>
          <table:table-cell office:value-type="float" office:value="17549" calcext:value-type="float">
            <text:p>17.5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style-name="ce8" table:formula="of:=[.O18]/([.O18]+[.K18])" office:value-type="percentage" office:value="0.511940680132958" calcext:value-type="percentage">
            <text:p>51,19%</text:p>
          </table:table-cell>
          <table:table-cell table:style-name="ce8" table:formula="of:=([.O18]-[.H18])/(  ([.K18]-[.I18]) + ([.O18]-[.H18]))" office:value-type="percentage" office:value="0.571685279790899" calcext:value-type="percentage">
            <text:p>57,17%</text:p>
          </table:table-cell>
          <table:table-cell table:style-name="ce8" table:formula="of:=[.N18]/([.J18]+[.N18])" office:value-type="percentage" office:value="0.505741511817015" calcext:value-type="percentage">
            <text:p>50,57%</text:p>
          </table:table-cell>
          <table:table-cell table:style-name="ce8" table:formula="of:=([.N18]-[.I18])/ (  ([.N18]-[.I18]) + ([.J18]-[.H18])      )" office:value-type="percentage" office:value="0.502980493803312" calcext:value-type="percentage">
            <text:p>50,30%</text:p>
          </table:table-cell>
          <table:table-cell table:style-name="ce8" table:formula="of:=[.P18]/[.R18]" office:value-type="percentage" office:value="0.506160762774199" calcext:value-type="percentage">
            <text:p>50,62%</text:p>
          </table:table-cell>
          <table:table-cell/>
          <table:table-cell office:value-type="float" office:value="1549" calcext:value-type="float">
            <text:p>1.549</text:p>
          </table:table-cell>
          <table:table-cell office:value-type="float" office:value="9335" calcext:value-type="float">
            <text:p>9.335</text:p>
          </table:table-cell>
          <table:table-cell office:value-type="float" office:value="691091" calcext:value-type="float">
            <text:p>691.091</text:p>
          </table:table-cell>
          <table:table-cell office:value-type="float" office:value="38176" calcext:value-type="float">
            <text:p>38.176</text:p>
          </table:table-cell>
          <table:table-cell table:formula="of:=[.M18]-([.H18]+[.I18])" office:value-type="float" office:value="718383" calcext:value-type="float">
            <text:p>718.383</text:p>
          </table:table-cell>
          <table:table-cell office:value-type="float" office:value="729267" calcext:value-type="float">
            <text:p>729.267</text:p>
          </table:table-cell>
          <table:table-cell office:value-type="float" office:value="707147" calcext:value-type="float">
            <text:p>707.147</text:p>
          </table:table-cell>
          <table:table-cell office:value-type="float" office:value="40044" calcext:value-type="float">
            <text:p>40.044</text:p>
          </table:table-cell>
          <table:table-cell table:formula="of:=[.Q18]-([.H18]+[.I18])" office:value-type="float" office:value="736307" calcext:value-type="float">
            <text:p>736.307</text:p>
          </table:table-cell>
          <table:table-cell office:value-type="float" office:value="747191" calcext:value-type="float">
            <text:p>747.191</text:p>
          </table:table-cell>
          <table:table-cell table:formula="of:=[.L18]+[.P18]" office:value-type="float" office:value="1454690" calcext:value-type="float">
            <text:p>1.454.690</text:p>
          </table:table-cell>
          <table:table-cell office:value-type="float" office:value="17549" calcext:value-type="float">
            <text:p>17.5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style-name="ce8" table:formula="of:=[.O19]/([.O19]+[.K19])" office:value-type="percentage" office:value="0.518728578423372" calcext:value-type="percentage">
            <text:p>51,87%</text:p>
          </table:table-cell>
          <table:table-cell table:style-name="ce8" table:formula="of:=([.O19]-[.H19])/(  ([.K19]-[.I19]) + ([.O19]-[.H19]))" office:value-type="percentage" office:value="0.640275569687334" calcext:value-type="percentage">
            <text:p>64,03%</text:p>
          </table:table-cell>
          <table:table-cell table:style-name="ce8" table:formula="of:=[.N19]/([.J19]+[.N19])" office:value-type="percentage" office:value="0.505898888486519" calcext:value-type="percentage">
            <text:p>50,59%</text:p>
          </table:table-cell>
          <table:table-cell table:style-name="ce8" table:formula="of:=([.N19]-[.I19])/ (  ([.N19]-[.I19]) + ([.J19]-[.H19])      )" office:value-type="percentage" office:value="0.504398183616331" calcext:value-type="percentage">
            <text:p>50,44%</text:p>
          </table:table-cell>
          <table:table-cell table:style-name="ce8" table:formula="of:=[.P19]/[.R19]" office:value-type="percentage" office:value="0.506160762774199" calcext:value-type="percentage">
            <text:p>50,62%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5007" calcext:value-type="float">
            <text:p>5.007</text:p>
          </table:table-cell>
          <table:table-cell office:value-type="float" office:value="712226" calcext:value-type="float">
            <text:p>712.226</text:p>
          </table:table-cell>
          <table:table-cell office:value-type="float" office:value="11795" calcext:value-type="float">
            <text:p>11.795</text:p>
          </table:table-cell>
          <table:table-cell table:formula="of:=[.M19]-([.H19]+[.I19])" office:value-type="float" office:value="718383" calcext:value-type="float">
            <text:p>718.383</text:p>
          </table:table-cell>
          <table:table-cell office:value-type="float" office:value="724021" calcext:value-type="float">
            <text:p>724.021</text:p>
          </table:table-cell>
          <table:table-cell office:value-type="float" office:value="729232" calcext:value-type="float">
            <text:p>729.232</text:p>
          </table:table-cell>
          <table:table-cell office:value-type="float" office:value="12713" calcext:value-type="float">
            <text:p>12.713</text:p>
          </table:table-cell>
          <table:table-cell table:formula="of:=[.Q19]-([.H19]+[.I19])" office:value-type="float" office:value="736307" calcext:value-type="float">
            <text:p>736.307</text:p>
          </table:table-cell>
          <table:table-cell office:value-type="float" office:value="741945" calcext:value-type="float">
            <text:p>741.945</text:p>
          </table:table-cell>
          <table:table-cell table:formula="of:=[.L19]+[.P19]" office:value-type="float" office:value="1454690" calcext:value-type="float">
            <text:p>1.454.690</text:p>
          </table:table-cell>
          <table:table-cell office:value-type="float" office:value="17549" calcext:value-type="float">
            <text:p>17.54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style-name="ce8" table:formula="of:=[.O20]/([.O20]+[.K20])" office:value-type="percentage" office:value="0.523744144726215" calcext:value-type="percentage">
            <text:p>52,37%</text:p>
          </table:table-cell>
          <table:table-cell table:style-name="ce8" table:formula="of:=([.O20]-[.H20])/(  ([.K20]-[.I20]) + ([.O20]-[.H20]))" office:value-type="percentage" office:value="0.650120938058681" calcext:value-type="percentage">
            <text:p>65,01%</text:p>
          </table:table-cell>
          <table:table-cell table:style-name="ce8" table:formula="of:=[.N20]/([.J20]+[.N20])" office:value-type="percentage" office:value="0.505985964611817" calcext:value-type="percentage">
            <text:p>50,60%</text:p>
          </table:table-cell>
          <table:table-cell table:style-name="ce8" table:formula="of:=([.N20]-[.I20])/ (  ([.N20]-[.I20]) + ([.J20]-[.H20])      )" office:value-type="percentage" office:value="0.505213533806492" calcext:value-type="percentage">
            <text:p>50,52%</text:p>
          </table:table-cell>
          <table:table-cell table:style-name="ce8" table:formula="of:=[.P20]/[.R20]" office:value-type="percentage" office:value="0.506160762774199" calcext:value-type="percentage">
            <text:p>50,62%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570" calcext:value-type="float">
            <text:p>2.570</text:p>
          </table:table-cell>
          <table:table-cell office:value-type="float" office:value="715359" calcext:value-type="float">
            <text:p>715.359</text:p>
          </table:table-cell>
          <table:table-cell office:value-type="float" office:value="5897" calcext:value-type="float">
            <text:p>5.897</text:p>
          </table:table-cell>
          <table:table-cell table:formula="of:=[.M20]-([.H20]+[.I20])" office:value-type="float" office:value="718383" calcext:value-type="float">
            <text:p>718.383</text:p>
          </table:table-cell>
          <table:table-cell office:value-type="float" office:value="721256" calcext:value-type="float">
            <text:p>721.256</text:p>
          </table:table-cell>
          <table:table-cell office:value-type="float" office:value="732695" calcext:value-type="float">
            <text:p>732.695</text:p>
          </table:table-cell>
          <table:table-cell office:value-type="float" office:value="6485" calcext:value-type="float">
            <text:p>6.485</text:p>
          </table:table-cell>
          <table:table-cell table:formula="of:=[.Q20]-([.H20]+[.I20])" office:value-type="float" office:value="736307" calcext:value-type="float">
            <text:p>736.307</text:p>
          </table:table-cell>
          <table:table-cell office:value-type="float" office:value="739180" calcext:value-type="float">
            <text:p>739.180</text:p>
          </table:table-cell>
          <table:table-cell table:formula="of:=[.L20]+[.P20]" office:value-type="float" office:value="1454690" calcext:value-type="float">
            <text:p>1.454.690</text:p>
          </table:table-cell>
          <table:table-cell office:value-type="float" office:value="17549" calcext:value-type="float">
            <text:p>17.54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style-name="ce8" table:formula="of:=[.O21]/([.O21]+[.K21])" office:value-type="percentage" office:value="0.628401894457589" calcext:value-type="percentage">
            <text:p>62,84%</text:p>
          </table:table-cell>
          <table:table-cell table:style-name="ce8" table:formula="of:=([.O21]-[.H21])/(  ([.K21]-[.I21]) + ([.O21]-[.H21]))" office:value-type="percentage" office:value="0.68533449662545" calcext:value-type="percentage">
            <text:p>68,53%</text:p>
          </table:table-cell>
          <table:table-cell table:style-name="ce8" table:formula="of:=[.N21]/([.J21]+[.N21])" office:value-type="percentage" office:value="0.608651426195661" calcext:value-type="percentage">
            <text:p>60,87%</text:p>
          </table:table-cell>
          <table:table-cell table:style-name="ce8" table:formula="of:=([.N21]-[.I21])/ (  ([.N21]-[.I21]) + ([.J21]-[.H21])      )" office:value-type="percentage" office:value="0.605082940526647" calcext:value-type="percentage">
            <text:p>60,51%</text:p>
          </table:table-cell>
          <table:table-cell table:style-name="ce8" table:formula="of:=[.P21]/[.R21]" office:value-type="percentage" office:value="0.629560637204522" calcext:value-type="percentage">
            <text:p>62,96%</text:p>
          </table:table-cell>
          <table:table-cell/>
          <table:table-cell office:value-type="float" office:value="14446" calcext:value-type="float">
            <text:p>14.446</text:p>
          </table:table-cell>
          <table:table-cell office:value-type="float" office:value="26611" calcext:value-type="float">
            <text:p>26.611</text:p>
          </table:table-cell>
          <table:table-cell office:value-type="float" office:value="193905" calcext:value-type="float">
            <text:p>193.905</text:p>
          </table:table-cell>
          <table:table-cell office:value-type="float" office:value="89366" calcext:value-type="float">
            <text:p>89.366</text:p>
          </table:table-cell>
          <table:table-cell table:formula="of:=[.M21]-([.H21]+[.I21])" office:value-type="float" office:value="242214" calcext:value-type="float">
            <text:p>242.214</text:p>
          </table:table-cell>
          <table:table-cell office:value-type="float" office:value="283271" calcext:value-type="float">
            <text:p>283.271</text:p>
          </table:table-cell>
          <table:table-cell office:value-type="float" office:value="301574" calcext:value-type="float">
            <text:p>301.574</text:p>
          </table:table-cell>
          <table:table-cell office:value-type="float" office:value="151125" calcext:value-type="float">
            <text:p>151.125</text:p>
          </table:table-cell>
          <table:table-cell table:formula="of:=[.Q21]-([.H21]+[.I21])" office:value-type="float" office:value="411642" calcext:value-type="float">
            <text:p>411.642</text:p>
          </table:table-cell>
          <table:table-cell office:value-type="float" office:value="452699" calcext:value-type="float">
            <text:p>452.699</text:p>
          </table:table-cell>
          <table:table-cell table:formula="of:=[.L21]+[.P21]" office:value-type="float" office:value="653856" calcext:value-type="float">
            <text:p>653.856</text:p>
          </table:table-cell>
          <table:table-cell office:value-type="float" office:value="38609" calcext:value-type="float">
            <text:p>38.60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style-name="ce8" table:formula="of:=[.O22]/([.O22]+[.K22])" office:value-type="percentage" office:value="0.617674020287792" calcext:value-type="percentage">
            <text:p>61,77%</text:p>
          </table:table-cell>
          <table:table-cell table:style-name="ce8" table:formula="of:=([.O22]-[.H22])/(  ([.K22]-[.I22]) + ([.O22]-[.H22]))" office:value-type="percentage" office:value="0.663823474874838" calcext:value-type="percentage">
            <text:p>66,38%</text:p>
          </table:table-cell>
          <table:table-cell table:style-name="ce8" table:formula="of:=[.N22]/([.J22]+[.N22])" office:value-type="percentage" office:value="0.6233839469541" calcext:value-type="percentage">
            <text:p>62,34%</text:p>
          </table:table-cell>
          <table:table-cell table:style-name="ce8" table:formula="of:=([.N22]-[.I22])/ (  ([.N22]-[.I22]) + ([.J22]-[.H22])      )" office:value-type="percentage" office:value="0.619744414603193" calcext:value-type="percentage">
            <text:p>61,97%</text:p>
          </table:table-cell>
          <table:table-cell table:style-name="ce8" table:formula="of:=[.P22]/[.R22]" office:value-type="percentage" office:value="0.629560637204522" calcext:value-type="percentage">
            <text:p>62,96%</text:p>
          </table:table-cell>
          <table:table-cell/>
          <table:table-cell office:value-type="float" office:value="5759" calcext:value-type="float">
            <text:p>5.759</text:p>
          </table:table-cell>
          <table:table-cell office:value-type="float" office:value="14444" calcext:value-type="float">
            <text:p>14.444</text:p>
          </table:table-cell>
          <table:table-cell office:value-type="float" office:value="199022" calcext:value-type="float">
            <text:p>199.022</text:p>
          </table:table-cell>
          <table:table-cell office:value-type="float" office:value="63395" calcext:value-type="float">
            <text:p>63.395</text:p>
          </table:table-cell>
          <table:table-cell table:formula="of:=[.M22]-([.H22]+[.I22])" office:value-type="float" office:value="242214" calcext:value-type="float">
            <text:p>242.214</text:p>
          </table:table-cell>
          <table:table-cell office:value-type="float" office:value="262417" calcext:value-type="float">
            <text:p>262.417</text:p>
          </table:table-cell>
          <table:table-cell office:value-type="float" office:value="329426" calcext:value-type="float">
            <text:p>329.426</text:p>
          </table:table-cell>
          <table:table-cell office:value-type="float" office:value="102419" calcext:value-type="float">
            <text:p>102.419</text:p>
          </table:table-cell>
          <table:table-cell table:formula="of:=[.Q22]-([.H22]+[.I22])" office:value-type="float" office:value="411642" calcext:value-type="float">
            <text:p>411.642</text:p>
          </table:table-cell>
          <table:table-cell office:value-type="float" office:value="431845" calcext:value-type="float">
            <text:p>431.845</text:p>
          </table:table-cell>
          <table:table-cell table:formula="of:=[.L22]+[.P22]" office:value-type="float" office:value="653856" calcext:value-type="float">
            <text:p>653.856</text:p>
          </table:table-cell>
          <table:table-cell office:value-type="float" office:value="38609" calcext:value-type="float">
            <text:p>38.6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style-name="ce8" table:formula="of:=[.O23]/([.O23]+[.K23])" office:value-type="percentage" office:value="0.61088908303437" calcext:value-type="percentage">
            <text:p>61,09%</text:p>
          </table:table-cell>
          <table:table-cell table:style-name="ce8" table:formula="of:=([.O23]-[.H23])/(  ([.K23]-[.I23]) + ([.O23]-[.H23]))" office:value-type="percentage" office:value="0.650124552788855" calcext:value-type="percentage">
            <text:p>65,01%</text:p>
          </table:table-cell>
          <table:table-cell table:style-name="ce8" table:formula="of:=[.N23]/([.J23]+[.N23])" office:value-type="percentage" office:value="0.628511950165268" calcext:value-type="percentage">
            <text:p>62,85%</text:p>
          </table:table-cell>
          <table:table-cell table:style-name="ce8" table:formula="of:=([.N23]-[.I23])/ (  ([.N23]-[.I23]) + ([.J23]-[.H23])      )" office:value-type="percentage" office:value="0.625954733627296" calcext:value-type="percentage">
            <text:p>62,60%</text:p>
          </table:table-cell>
          <table:table-cell table:style-name="ce8" table:formula="of:=[.P23]/[.R23]" office:value-type="percentage" office:value="0.629560637204522" calcext:value-type="percentage">
            <text:p>62,96%</text:p>
          </table:table-cell>
          <table:table-cell/>
          <table:table-cell office:value-type="float" office:value="2309" calcext:value-type="float">
            <text:p>2.309</text:p>
          </table:table-cell>
          <table:table-cell office:value-type="float" office:value="7736" calcext:value-type="float">
            <text:p>7.736</text:p>
          </table:table-cell>
          <table:table-cell office:value-type="float" office:value="210393" calcext:value-type="float">
            <text:p>210.393</text:p>
          </table:table-cell>
          <table:table-cell office:value-type="float" office:value="41866" calcext:value-type="float">
            <text:p>41.866</text:p>
          </table:table-cell>
          <table:table-cell table:formula="of:=[.M23]-([.H23]+[.I23])" office:value-type="float" office:value="242214" calcext:value-type="float">
            <text:p>242.214</text:p>
          </table:table-cell>
          <table:table-cell office:value-type="float" office:value="252259" calcext:value-type="float">
            <text:p>252.259</text:p>
          </table:table-cell>
          <table:table-cell office:value-type="float" office:value="355959" calcext:value-type="float">
            <text:p>355.959</text:p>
          </table:table-cell>
          <table:table-cell office:value-type="float" office:value="65728" calcext:value-type="float">
            <text:p>65.728</text:p>
          </table:table-cell>
          <table:table-cell table:formula="of:=[.Q23]-([.H23]+[.I23])" office:value-type="float" office:value="411642" calcext:value-type="float">
            <text:p>411.642</text:p>
          </table:table-cell>
          <table:table-cell office:value-type="float" office:value="421687" calcext:value-type="float">
            <text:p>421.687</text:p>
          </table:table-cell>
          <table:table-cell table:formula="of:=[.L23]+[.P23]" office:value-type="float" office:value="653856" calcext:value-type="float">
            <text:p>653.856</text:p>
          </table:table-cell>
          <table:table-cell office:value-type="float" office:value="38609" calcext:value-type="float">
            <text:p>38.60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style-name="ce8" table:formula="of:=[.O24]/([.O24]+[.K24])" office:value-type="percentage" office:value="0.60711131414649" calcext:value-type="percentage">
            <text:p>60,71%</text:p>
          </table:table-cell>
          <table:table-cell table:style-name="ce8" table:formula="of:=([.O24]-[.H24])/(  ([.K24]-[.I24]) + ([.O24]-[.H24]))" office:value-type="percentage" office:value="0.642488584098515" calcext:value-type="percentage">
            <text:p>64,25%</text:p>
          </table:table-cell>
          <table:table-cell table:style-name="ce8" table:formula="of:=[.N24]/([.J24]+[.N24])" office:value-type="percentage" office:value="0.629855367065416" calcext:value-type="percentage">
            <text:p>62,99%</text:p>
          </table:table-cell>
          <table:table-cell table:style-name="ce8" table:formula="of:=([.N24]-[.I24])/ (  ([.N24]-[.I24]) + ([.J24]-[.H24])      )" office:value-type="percentage" office:value="0.628238606191893" calcext:value-type="percentage">
            <text:p>62,82%</text:p>
          </table:table-cell>
          <table:table-cell table:style-name="ce8" table:formula="of:=[.P24]/[.R24]" office:value-type="percentage" office:value="0.629560637204522" calcext:value-type="percentage">
            <text:p>62,96%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4114" calcext:value-type="float">
            <text:p>4.114</text:p>
          </table:table-cell>
          <table:table-cell office:value-type="float" office:value="221422" calcext:value-type="float">
            <text:p>221.422</text:p>
          </table:table-cell>
          <table:table-cell office:value-type="float" office:value="25801" calcext:value-type="float">
            <text:p>25.801</text:p>
          </table:table-cell>
          <table:table-cell table:formula="of:=[.M24]-([.H24]+[.I24])" office:value-type="float" office:value="242214" calcext:value-type="float">
            <text:p>242.214</text:p>
          </table:table-cell>
          <table:table-cell office:value-type="float" office:value="247223" calcext:value-type="float">
            <text:p>247.223</text:p>
          </table:table-cell>
          <table:table-cell office:value-type="float" office:value="376782" calcext:value-type="float">
            <text:p>376.782</text:p>
          </table:table-cell>
          <table:table-cell office:value-type="float" office:value="39869" calcext:value-type="float">
            <text:p>39.869</text:p>
          </table:table-cell>
          <table:table-cell table:formula="of:=[.Q24]-([.H24]+[.I24])" office:value-type="float" office:value="411642" calcext:value-type="float">
            <text:p>411.642</text:p>
          </table:table-cell>
          <table:table-cell office:value-type="float" office:value="416651" calcext:value-type="float">
            <text:p>416.651</text:p>
          </table:table-cell>
          <table:table-cell table:formula="of:=[.L24]+[.P24]" office:value-type="float" office:value="653856" calcext:value-type="float">
            <text:p>653.856</text:p>
          </table:table-cell>
          <table:table-cell office:value-type="float" office:value="38609" calcext:value-type="float">
            <text:p>38.6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style-name="ce8" table:formula="of:=[.O25]/([.O25]+[.K25])" office:value-type="percentage" office:value="0.60475300400534" calcext:value-type="percentage">
            <text:p>60,48%</text:p>
          </table:table-cell>
          <table:table-cell table:style-name="ce8" table:formula="of:=([.O25]-[.H25])/(  ([.K25]-[.I25]) + ([.O25]-[.H25]))" office:value-type="percentage" office:value="0.637312664454868" calcext:value-type="percentage">
            <text:p>63,73%</text:p>
          </table:table-cell>
          <table:table-cell table:style-name="ce8" table:formula="of:=[.N25]/([.J25]+[.N25])" office:value-type="percentage" office:value="0.630019086610727" calcext:value-type="percentage">
            <text:p>63,00%</text:p>
          </table:table-cell>
          <table:table-cell table:style-name="ce8" table:formula="of:=([.N25]-[.I25])/ (  ([.N25]-[.I25]) + ([.J25]-[.H25])      )" office:value-type="percentage" office:value="0.629122690227051" calcext:value-type="percentage">
            <text:p>62,91%</text:p>
          </table:table-cell>
          <table:table-cell table:style-name="ce8" table:formula="of:=[.P25]/[.R25]" office:value-type="percentage" office:value="0.629560637204522" calcext:value-type="percentage">
            <text:p>62,96%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121" calcext:value-type="float">
            <text:p>2.121</text:p>
          </table:table-cell>
          <table:table-cell office:value-type="float" office:value="229898" calcext:value-type="float">
            <text:p>229.898</text:p>
          </table:table-cell>
          <table:table-cell office:value-type="float" office:value="14802" calcext:value-type="float">
            <text:p>14.802</text:p>
          </table:table-cell>
          <table:table-cell table:formula="of:=[.M25]-([.H25]+[.I25])" office:value-type="float" office:value="242214" calcext:value-type="float">
            <text:p>242.214</text:p>
          </table:table-cell>
          <table:table-cell office:value-type="float" office:value="244700" calcext:value-type="float">
            <text:p>244.700</text:p>
          </table:table-cell>
          <table:table-cell office:value-type="float" office:value="391480" calcext:value-type="float">
            <text:p>391.480</text:p>
          </table:table-cell>
          <table:table-cell office:value-type="float" office:value="22648" calcext:value-type="float">
            <text:p>22.648</text:p>
          </table:table-cell>
          <table:table-cell table:formula="of:=[.Q25]-([.H25]+[.I25])" office:value-type="float" office:value="411642" calcext:value-type="float">
            <text:p>411.642</text:p>
          </table:table-cell>
          <table:table-cell office:value-type="float" office:value="414128" calcext:value-type="float">
            <text:p>414.128</text:p>
          </table:table-cell>
          <table:table-cell table:formula="of:=[.L25]+[.P25]" office:value-type="float" office:value="653856" calcext:value-type="float">
            <text:p>653.856</text:p>
          </table:table-cell>
          <table:table-cell office:value-type="float" office:value="38609" calcext:value-type="float">
            <text:p>38.60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style-name="ce8" table:formula="of:=[.O26]/([.O26]+[.K26])" office:value-type="percentage" office:value="0.60350790513834" calcext:value-type="percentage">
            <text:p>60,35%</text:p>
          </table:table-cell>
          <table:table-cell table:style-name="ce8" table:formula="of:=([.O26]-[.H26])/(  ([.K26]-[.I26]) + ([.O26]-[.H26]))" office:value-type="percentage" office:value="0.634885556432518" calcext:value-type="percentage">
            <text:p>63,49%</text:p>
          </table:table-cell>
          <table:table-cell table:style-name="ce8" table:formula="of:=[.N26]/([.J26]+[.N26])" office:value-type="percentage" office:value="0.629886524778096" calcext:value-type="percentage">
            <text:p>62,99%</text:p>
          </table:table-cell>
          <table:table-cell table:style-name="ce8" table:formula="of:=([.N26]-[.I26])/ (  ([.N26]-[.I26]) + ([.J26]-[.H26])      )" office:value-type="percentage" office:value="0.629401229579854" calcext:value-type="percentage">
            <text:p>62,94%</text:p>
          </table:table-cell>
          <table:table-cell table:style-name="ce8" table:formula="of:=[.P26]/[.R26]" office:value-type="percentage" office:value="0.629560637204522" calcext:value-type="percentage">
            <text:p>62,96%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086" calcext:value-type="float">
            <text:p>1.086</text:p>
          </table:table-cell>
          <table:table-cell office:value-type="float" office:value="235424" calcext:value-type="float">
            <text:p>235.424</text:p>
          </table:table-cell>
          <table:table-cell office:value-type="float" office:value="8025" calcext:value-type="float">
            <text:p>8.025</text:p>
          </table:table-cell>
          <table:table-cell table:formula="of:=[.M26]-([.H26]+[.I26])" office:value-type="float" office:value="242214" calcext:value-type="float">
            <text:p>242.214</text:p>
          </table:table-cell>
          <table:table-cell office:value-type="float" office:value="243449" calcext:value-type="float">
            <text:p>243.449</text:p>
          </table:table-cell>
          <table:table-cell office:value-type="float" office:value="400662" calcext:value-type="float">
            <text:p>400.662</text:p>
          </table:table-cell>
          <table:table-cell office:value-type="float" office:value="12215" calcext:value-type="float">
            <text:p>12.215</text:p>
          </table:table-cell>
          <table:table-cell table:formula="of:=[.Q26]-([.H26]+[.I26])" office:value-type="float" office:value="411642" calcext:value-type="float">
            <text:p>411.642</text:p>
          </table:table-cell>
          <table:table-cell office:value-type="float" office:value="412877" calcext:value-type="float">
            <text:p>412.877</text:p>
          </table:table-cell>
          <table:table-cell table:formula="of:=[.L26]+[.P26]" office:value-type="float" office:value="653856" calcext:value-type="float">
            <text:p>653.856</text:p>
          </table:table-cell>
          <table:table-cell office:value-type="float" office:value="38609" calcext:value-type="float">
            <text:p>38.60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.0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style-name="ce8" table:formula="of:=[.O27]/([.O27]+[.K27])" office:value-type="percentage" office:value="0.701722347836273" calcext:value-type="percentage">
            <text:p>70,17%</text:p>
          </table:table-cell>
          <table:table-cell table:style-name="ce8" table:formula="of:=([.O27]-[.H27])/(  ([.K27]-[.I27]) + ([.O27]-[.H27]))" office:value-type="percentage" office:value="0.737499489557682" calcext:value-type="percentage">
            <text:p>73,75%</text:p>
          </table:table-cell>
          <table:table-cell table:style-name="ce8" table:formula="of:=[.N27]/([.J27]+[.N27])" office:value-type="percentage" office:value="0.585047658802133" calcext:value-type="percentage">
            <text:p>58,50%</text:p>
          </table:table-cell>
          <table:table-cell table:style-name="ce8" table:formula="of:=([.N27]-[.I27])/ (  ([.N27]-[.I27]) + ([.J27]-[.H27])      )" office:value-type="percentage" office:value="0.581103771189426" calcext:value-type="percentage">
            <text:p>58,11%</text:p>
          </table:table-cell>
          <table:table-cell table:style-name="ce8" table:formula="of:=[.P27]/[.R27]" office:value-type="percentage" office:value="0.648068326947637" calcext:value-type="percentage">
            <text:p>64,81%</text:p>
          </table:table-cell>
          <table:table-cell/>
          <table:table-cell office:value-type="float" office:value="21899" calcext:value-type="float">
            <text:p>21.899</text:p>
          </table:table-cell>
          <table:table-cell office:value-type="float" office:value="38025" calcext:value-type="float">
            <text:p>38.025</text:p>
          </table:table-cell>
          <table:table-cell office:value-type="float" office:value="336994" calcext:value-type="float">
            <text:p>336.994</text:p>
          </table:table-cell>
          <table:table-cell office:value-type="float" office:value="185875" calcext:value-type="float">
            <text:p>185.875</text:p>
          </table:table-cell>
          <table:table-cell table:formula="of:=[.M27]-([.H27]+[.I27])" office:value-type="float" office:value="462945" calcext:value-type="float">
            <text:p>462.945</text:p>
          </table:table-cell>
          <table:table-cell office:value-type="float" office:value="522869" calcext:value-type="float">
            <text:p>522.869</text:p>
          </table:table-cell>
          <table:table-cell office:value-type="float" office:value="475133" calcext:value-type="float">
            <text:p>475.133</text:p>
          </table:table-cell>
          <table:table-cell office:value-type="float" office:value="437286" calcext:value-type="float">
            <text:p>437.286</text:p>
          </table:table-cell>
          <table:table-cell table:formula="of:=[.Q27]-([.H27]+[.I27])" office:value-type="float" office:value="852495" calcext:value-type="float">
            <text:p>852.495</text:p>
          </table:table-cell>
          <table:table-cell office:value-type="float" office:value="912419" calcext:value-type="float">
            <text:p>912.419</text:p>
          </table:table-cell>
          <table:table-cell table:formula="of:=[.L27]+[.P27]" office:value-type="float" office:value="1315440" calcext:value-type="float">
            <text:p>1.315.440</text:p>
          </table:table-cell>
          <table:table-cell office:value-type="float" office:value="99223" calcext:value-type="float">
            <text:p>99.2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.0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style-name="ce8" table:formula="of:=[.O28]/([.O28]+[.K28])" office:value-type="percentage" office:value="0.675549965006526" calcext:value-type="percentage">
            <text:p>67,55%</text:p>
          </table:table-cell>
          <table:table-cell table:style-name="ce8" table:formula="of:=([.O28]-[.H28])/(  ([.K28]-[.I28]) + ([.O28]-[.H28]))" office:value-type="percentage" office:value="0.696821506115872" calcext:value-type="percentage">
            <text:p>69,68%</text:p>
          </table:table-cell>
          <table:table-cell table:style-name="ce8" table:formula="of:=[.N28]/([.J28]+[.N28])" office:value-type="percentage" office:value="0.620848059049827" calcext:value-type="percentage">
            <text:p>62,08%</text:p>
          </table:table-cell>
          <table:table-cell table:style-name="ce8" table:formula="of:=([.N28]-[.I28])/ (  ([.N28]-[.I28]) + ([.J28]-[.H28])      )" office:value-type="percentage" office:value="0.61815775464695" calcext:value-type="percentage">
            <text:p>61,82%</text:p>
          </table:table-cell>
          <table:table-cell table:style-name="ce8" table:formula="of:=[.P28]/[.R28]" office:value-type="percentage" office:value="0.648068326947637" calcext:value-type="percentage">
            <text:p>64,81%</text:p>
          </table:table-cell>
          <table:table-cell/>
          <table:table-cell office:value-type="float" office:value="8611" calcext:value-type="float">
            <text:p>8.611</text:p>
          </table:table-cell>
          <table:table-cell office:value-type="float" office:value="19885" calcext:value-type="float">
            <text:p>19.885</text:p>
          </table:table-cell>
          <table:table-cell office:value-type="float" office:value="319914" calcext:value-type="float">
            <text:p>319.914</text:p>
          </table:table-cell>
          <table:table-cell office:value-type="float" office:value="171527" calcext:value-type="float">
            <text:p>171.527</text:p>
          </table:table-cell>
          <table:table-cell table:formula="of:=[.M28]-([.H28]+[.I28])" office:value-type="float" office:value="462945" calcext:value-type="float">
            <text:p>462.945</text:p>
          </table:table-cell>
          <table:table-cell office:value-type="float" office:value="491441" calcext:value-type="float">
            <text:p>491.441</text:p>
          </table:table-cell>
          <table:table-cell office:value-type="float" office:value="523848" calcext:value-type="float">
            <text:p>523.848</text:p>
          </table:table-cell>
          <table:table-cell office:value-type="float" office:value="357143" calcext:value-type="float">
            <text:p>357.143</text:p>
          </table:table-cell>
          <table:table-cell table:formula="of:=[.Q28]-([.H28]+[.I28])" office:value-type="float" office:value="852495" calcext:value-type="float">
            <text:p>852.495</text:p>
          </table:table-cell>
          <table:table-cell office:value-type="float" office:value="880991" calcext:value-type="float">
            <text:p>880.991</text:p>
          </table:table-cell>
          <table:table-cell table:formula="of:=[.L28]+[.P28]" office:value-type="float" office:value="1315440" calcext:value-type="float">
            <text:p>1.315.440</text:p>
          </table:table-cell>
          <table:table-cell office:value-type="float" office:value="99223" calcext:value-type="float">
            <text:p>99.2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.0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style-name="ce8" table:formula="of:=[.O29]/([.O29]+[.K29])" office:value-type="percentage" office:value="0.656158965492741" calcext:value-type="percentage">
            <text:p>65,62%</text:p>
          </table:table-cell>
          <table:table-cell table:style-name="ce8" table:formula="of:=([.O29]-[.H29])/(  ([.K29]-[.I29]) + ([.O29]-[.H29]))" office:value-type="percentage" office:value="0.670176279777485" calcext:value-type="percentage">
            <text:p>67,02%</text:p>
          </table:table-cell>
          <table:table-cell table:style-name="ce8" table:formula="of:=[.N29]/([.J29]+[.N29])" office:value-type="percentage" office:value="0.640027344675505" calcext:value-type="percentage">
            <text:p>64,00%</text:p>
          </table:table-cell>
          <table:table-cell table:style-name="ce8" table:formula="of:=([.N29]-[.I29])/ (  ([.N29]-[.I29]) + ([.J29]-[.H29])      )" office:value-type="percentage" office:value="0.638100584785002" calcext:value-type="percentage">
            <text:p>63,81%</text:p>
          </table:table-cell>
          <table:table-cell table:style-name="ce8" table:formula="of:=[.P29]/[.R29]" office:value-type="percentage" office:value="0.648068326947637" calcext:value-type="percentage">
            <text:p>64,81%</text:p>
          </table:table-cell>
          <table:table-cell/>
          <table:table-cell office:value-type="float" office:value="3094" calcext:value-type="float">
            <text:p>3.094</text:p>
          </table:table-cell>
          <table:table-cell office:value-type="float" office:value="10354" calcext:value-type="float">
            <text:p>10.354</text:p>
          </table:table-cell>
          <table:table-cell office:value-type="float" office:value="331213" calcext:value-type="float">
            <text:p>331.213</text:p>
          </table:table-cell>
          <table:table-cell office:value-type="float" office:value="145180" calcext:value-type="float">
            <text:p>145.180</text:p>
          </table:table-cell>
          <table:table-cell table:formula="of:=[.M29]-([.H29]+[.I29])" office:value-type="float" office:value="462945" calcext:value-type="float">
            <text:p>462.945</text:p>
          </table:table-cell>
          <table:table-cell office:value-type="float" office:value="476393" calcext:value-type="float">
            <text:p>476.393</text:p>
          </table:table-cell>
          <table:table-cell office:value-type="float" office:value="588893" calcext:value-type="float">
            <text:p>588.893</text:p>
          </table:table-cell>
          <table:table-cell office:value-type="float" office:value="277050" calcext:value-type="float">
            <text:p>277.050</text:p>
          </table:table-cell>
          <table:table-cell table:formula="of:=[.Q29]-([.H29]+[.I29])" office:value-type="float" office:value="852495" calcext:value-type="float">
            <text:p>852.495</text:p>
          </table:table-cell>
          <table:table-cell office:value-type="float" office:value="865943" calcext:value-type="float">
            <text:p>865.943</text:p>
          </table:table-cell>
          <table:table-cell table:formula="of:=[.L29]+[.P29]" office:value-type="float" office:value="1315440" calcext:value-type="float">
            <text:p>1.315.440</text:p>
          </table:table-cell>
          <table:table-cell office:value-type="float" office:value="99223" calcext:value-type="float">
            <text:p>99.2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.0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style-name="ce8" table:formula="of:=[.O30]/([.O30]+[.K30])" office:value-type="percentage" office:value="0.638994313152502" calcext:value-type="percentage">
            <text:p>63,90%</text:p>
          </table:table-cell>
          <table:table-cell table:style-name="ce8" table:formula="of:=([.O30]-[.H30])/(  ([.K30]-[.I30]) + ([.O30]-[.H30]))" office:value-type="percentage" office:value="0.648251194826232" calcext:value-type="percentage">
            <text:p>64,83%</text:p>
          </table:table-cell>
          <table:table-cell table:style-name="ce8" table:formula="of:=[.N30]/([.J30]+[.N30])" office:value-type="percentage" office:value="0.649166439629475" calcext:value-type="percentage">
            <text:p>64,92%</text:p>
          </table:table-cell>
          <table:table-cell table:style-name="ce8" table:formula="of:=([.N30]-[.I30])/ (  ([.N30]-[.I30]) + ([.J30]-[.H30])      )" office:value-type="percentage" office:value="0.648008693881419" calcext:value-type="percentage">
            <text:p>64,80%</text:p>
          </table:table-cell>
          <table:table-cell table:style-name="ce8" table:formula="of:=[.P30]/[.R30]" office:value-type="percentage" office:value="0.648068326947637" calcext:value-type="percentage">
            <text:p>64,81%</text:p>
          </table:table-cell>
          <table:table-cell/>
          <table:table-cell office:value-type="float" office:value="1099" calcext:value-type="float">
            <text:p>1.099</text:p>
          </table:table-cell>
          <table:table-cell office:value-type="float" office:value="5307" calcext:value-type="float">
            <text:p>5.307</text:p>
          </table:table-cell>
          <table:table-cell office:value-type="float" office:value="350261" calcext:value-type="float">
            <text:p>350.261</text:p>
          </table:table-cell>
          <table:table-cell office:value-type="float" office:value="119090" calcext:value-type="float">
            <text:p>119.090</text:p>
          </table:table-cell>
          <table:table-cell table:formula="of:=[.M30]-([.H30]+[.I30])" office:value-type="float" office:value="462945" calcext:value-type="float">
            <text:p>462.945</text:p>
          </table:table-cell>
          <table:table-cell office:value-type="float" office:value="469351" calcext:value-type="float">
            <text:p>469.351</text:p>
          </table:table-cell>
          <table:table-cell office:value-type="float" office:value="648107" calcext:value-type="float">
            <text:p>648.107</text:p>
          </table:table-cell>
          <table:table-cell office:value-type="float" office:value="210794" calcext:value-type="float">
            <text:p>210.794</text:p>
          </table:table-cell>
          <table:table-cell table:formula="of:=[.Q30]-([.H30]+[.I30])" office:value-type="float" office:value="852495" calcext:value-type="float">
            <text:p>852.495</text:p>
          </table:table-cell>
          <table:table-cell office:value-type="float" office:value="858901" calcext:value-type="float">
            <text:p>858.901</text:p>
          </table:table-cell>
          <table:table-cell table:formula="of:=[.L30]+[.P30]" office:value-type="float" office:value="1315440" calcext:value-type="float">
            <text:p>1.315.440</text:p>
          </table:table-cell>
          <table:table-cell office:value-type="float" office:value="99223" calcext:value-type="float">
            <text:p>99.2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.0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style-name="ce8" table:formula="of:=[.O31]/([.O31]+[.K31])" office:value-type="percentage" office:value="0.630849205619583" calcext:value-type="percentage">
            <text:p>63,08%</text:p>
          </table:table-cell>
          <table:table-cell table:style-name="ce8" table:formula="of:=([.O31]-[.H31])/(  ([.K31]-[.I31]) + ([.O31]-[.H31]))" office:value-type="percentage" office:value="0.637162039250194" calcext:value-type="percentage">
            <text:p>63,72%</text:p>
          </table:table-cell>
          <table:table-cell table:style-name="ce8" table:formula="of:=[.N31]/([.J31]+[.N31])" office:value-type="percentage" office:value="0.651076171181829" calcext:value-type="percentage">
            <text:p>65,11%</text:p>
          </table:table-cell>
          <table:table-cell table:style-name="ce8" table:formula="of:=([.N31]-[.I31])/ (  ([.N31]-[.I31]) + ([.J31]-[.H31])      )" office:value-type="percentage" office:value="0.650457481935649" calcext:value-type="percentage">
            <text:p>65,05%</text:p>
          </table:table-cell>
          <table:table-cell table:style-name="ce8" table:formula="of:=[.P31]/[.R31]" office:value-type="percentage" office:value="0.648068326947637" calcext:value-type="percentage">
            <text:p>64,81%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572" calcext:value-type="float">
            <text:p>2.572</text:p>
          </table:table-cell>
          <table:table-cell office:value-type="float" office:value="377530" calcext:value-type="float">
            <text:p>377.530</text:p>
          </table:table-cell>
          <table:table-cell office:value-type="float" office:value="88340" calcext:value-type="float">
            <text:p>88.340</text:p>
          </table:table-cell>
          <table:table-cell table:formula="of:=[.M31]-([.H31]+[.I31])" office:value-type="float" office:value="462945" calcext:value-type="float">
            <text:p>462.945</text:p>
          </table:table-cell>
          <table:table-cell office:value-type="float" office:value="465870" calcext:value-type="float">
            <text:p>465.870</text:p>
          </table:table-cell>
          <table:table-cell office:value-type="float" office:value="704454" calcext:value-type="float">
            <text:p>704.454</text:p>
          </table:table-cell>
          <table:table-cell office:value-type="float" office:value="150966" calcext:value-type="float">
            <text:p>150.966</text:p>
          </table:table-cell>
          <table:table-cell table:formula="of:=[.Q31]-([.H31]+[.I31])" office:value-type="float" office:value="852495" calcext:value-type="float">
            <text:p>852.495</text:p>
          </table:table-cell>
          <table:table-cell office:value-type="float" office:value="855420" calcext:value-type="float">
            <text:p>855.420</text:p>
          </table:table-cell>
          <table:table-cell table:formula="of:=[.L31]+[.P31]" office:value-type="float" office:value="1315440" calcext:value-type="float">
            <text:p>1.315.440</text:p>
          </table:table-cell>
          <table:table-cell office:value-type="float" office:value="99223" calcext:value-type="float">
            <text:p>99.22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.0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style-name="ce8" table:formula="of:=[.O32]/([.O32]+[.K32])" office:value-type="percentage" office:value="0.684852701601955" calcext:value-type="percentage">
            <text:p>68,49%</text:p>
          </table:table-cell>
          <table:table-cell table:style-name="ce8" table:formula="of:=([.O32]-[.H32])/(  ([.K32]-[.I32]) + ([.O32]-[.H32]))" office:value-type="percentage" office:value="0.691202056995929" calcext:value-type="percentage">
            <text:p>69,12%</text:p>
          </table:table-cell>
          <table:table-cell table:style-name="ce8" table:formula="of:=[.N32]/([.J32]+[.N32])" office:value-type="percentage" office:value="0.644163987379432" calcext:value-type="percentage">
            <text:p>64,42%</text:p>
          </table:table-cell>
          <table:table-cell table:style-name="ce8" table:formula="of:=([.N32]-[.I32])/ (  ([.N32]-[.I32]) + ([.J32]-[.H32])      )" office:value-type="percentage" office:value="0.643870149695729" calcext:value-type="percentage">
            <text:p>64,39%</text:p>
          </table:table-cell>
          <table:table-cell table:style-name="ce8" table:formula="of:=[.P32]/[.R32]" office:value-type="percentage" office:value="0.648068326947637" calcext:value-type="percentage">
            <text:p>64,81%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13" calcext:value-type="float">
            <text:p>1.113</text:p>
          </table:table-cell>
          <table:table-cell office:value-type="float" office:value="426984" calcext:value-type="float">
            <text:p>426.984</text:p>
          </table:table-cell>
          <table:table-cell office:value-type="float" office:value="37142" calcext:value-type="float">
            <text:p>37.142</text:p>
          </table:table-cell>
          <table:table-cell table:formula="of:=[.M32]-([.H32]+[.I32])" office:value-type="float" office:value="462945" calcext:value-type="float">
            <text:p>462.945</text:p>
          </table:table-cell>
          <table:table-cell office:value-type="float" office:value="464126" calcext:value-type="float">
            <text:p>464.126</text:p>
          </table:table-cell>
          <table:table-cell office:value-type="float" office:value="772962" calcext:value-type="float">
            <text:p>772.962</text:p>
          </table:table-cell>
          <table:table-cell office:value-type="float" office:value="80714" calcext:value-type="float">
            <text:p>80.714</text:p>
          </table:table-cell>
          <table:table-cell table:formula="of:=[.Q32]-([.H32]+[.I32])" office:value-type="float" office:value="852495" calcext:value-type="float">
            <text:p>852.495</text:p>
          </table:table-cell>
          <table:table-cell office:value-type="float" office:value="853676" calcext:value-type="float">
            <text:p>853.676</text:p>
          </table:table-cell>
          <table:table-cell table:formula="of:=[.L32]+[.P32]" office:value-type="float" office:value="1315440" calcext:value-type="float">
            <text:p>1.315.440</text:p>
          </table:table-cell>
          <table:table-cell office:value-type="float" office:value="99223" calcext:value-type="float">
            <text:p>99.22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.0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formula="of:=[.O34]/[.K34]" office:value-type="string" office:string-value="" calcext:value-type="error">
            <text:p>#DIV/0!</text:p>
          </table:table-cell>
          <table:table-cell/>
          <table:table-cell table:formula="of:=([.N34]-[.I34])/([.J34]-[.H34])" office:value-type="float" office:value="1.0001415016835" calcext:value-type="float">
            <text:p>1,000</text:p>
          </table:table-cell>
          <table:table-cell table:formula="of:=[.N34]/[.J34]" office:value-type="float" office:value="1.0001415016835" calcext:value-type="float">
            <text:p>1,000</text:p>
          </table:table-cell>
          <table:table-cell table:formula="of:=([.Q34]-([.H34]+[.I34]))/([.M34]-([.H34]+[.I34]))" office:value-type="float" office:value="1.0001415016835" calcext:value-type="float">
            <text:p>1,000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0" calcext:value-type="float">
            <text:p>0</text:p>
          </table:table-cell>
          <table:table-cell table:formula="of:=[.M34]-([.H34]+[.I34])" office:value-type="float" office:value="8812616" calcext:value-type="float">
            <text:p>8.812.616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8813863" calcext:value-type="float">
            <text:p>8813863</text:p>
          </table:table-cell>
          <table:table-cell table:style-name="Default" office:value-type="float" office:value="0" calcext:value-type="float">
            <text:p>0</text:p>
          </table:table-cell>
          <table:table-cell table:formula="of:=[.Q34]-([.H34]+[.I34])" office:value-type="float" office:value="8813863" calcext:value-type="float">
            <text:p>8.813.863</text:p>
          </table:table-cell>
          <table:table-cell table:style-name="Default" office:value-type="float" office:value="8813863" calcext:value-type="float">
            <text:p>8813863</text:p>
          </table:table-cell>
          <table:table-cell table:formula="of:=[.L34]+[.P34]" office:value-type="float" office:value="17626479" calcext:value-type="float">
            <text:p>17.626.479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formula="of:=[.O35]/[.K35]" office:value-type="string" office:string-value="" calcext:value-type="error">
            <text:p>#DIV/0!</text:p>
          </table:table-cell>
          <table:table-cell/>
          <table:table-cell table:formula="of:=([.N35]-[.I35])/([.J35]-[.H35])" office:value-type="float" office:value="1.0001415016835" calcext:value-type="float">
            <text:p>1,000</text:p>
          </table:table-cell>
          <table:table-cell table:formula="of:=[.N35]/[.J35]" office:value-type="float" office:value="1.0001415016835" calcext:value-type="float">
            <text:p>1,000</text:p>
          </table:table-cell>
          <table:table-cell table:formula="of:=([.Q35]-([.H35]+[.I35]))/([.M35]-([.H35]+[.I35]))" office:value-type="float" office:value="1.0001415016835" calcext:value-type="float">
            <text:p>1,000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0" calcext:value-type="float">
            <text:p>0</text:p>
          </table:table-cell>
          <table:table-cell table:formula="of:=[.M35]-([.H35]+[.I35])" office:value-type="float" office:value="8812616" calcext:value-type="float">
            <text:p>8.812.616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8813863" calcext:value-type="float">
            <text:p>8813863</text:p>
          </table:table-cell>
          <table:table-cell table:style-name="Default" office:value-type="float" office:value="0" calcext:value-type="float">
            <text:p>0</text:p>
          </table:table-cell>
          <table:table-cell table:formula="of:=[.Q35]-([.H35]+[.I35])" office:value-type="float" office:value="8813863" calcext:value-type="float">
            <text:p>8.813.863</text:p>
          </table:table-cell>
          <table:table-cell table:style-name="Default" office:value-type="float" office:value="8813863" calcext:value-type="float">
            <text:p>8813863</text:p>
          </table:table-cell>
          <table:table-cell table:formula="of:=[.L35]+[.P35]" office:value-type="float" office:value="17626479" calcext:value-type="float">
            <text:p>17.626.479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formula="of:=[.O36]/[.K36]" office:value-type="string" office:string-value="" calcext:value-type="error">
            <text:p>#DIV/0!</text:p>
          </table:table-cell>
          <table:table-cell/>
          <table:table-cell table:formula="of:=([.N36]-[.I36])/([.J36]-[.H36])" office:value-type="float" office:value="1.0001415016835" calcext:value-type="float">
            <text:p>1,000</text:p>
          </table:table-cell>
          <table:table-cell table:formula="of:=[.N36]/[.J36]" office:value-type="float" office:value="1.0001415016835" calcext:value-type="float">
            <text:p>1,000</text:p>
          </table:table-cell>
          <table:table-cell table:formula="of:=([.Q36]-([.H36]+[.I36]))/([.M36]-([.H36]+[.I36]))" office:value-type="float" office:value="1.0001415016835" calcext:value-type="float">
            <text:p>1,000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0" calcext:value-type="float">
            <text:p>0</text:p>
          </table:table-cell>
          <table:table-cell table:formula="of:=[.M36]-([.H36]+[.I36])" office:value-type="float" office:value="8812616" calcext:value-type="float">
            <text:p>8.812.616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8813863" calcext:value-type="float">
            <text:p>8813863</text:p>
          </table:table-cell>
          <table:table-cell table:style-name="Default" office:value-type="float" office:value="0" calcext:value-type="float">
            <text:p>0</text:p>
          </table:table-cell>
          <table:table-cell table:formula="of:=[.Q36]-([.H36]+[.I36])" office:value-type="float" office:value="8813863" calcext:value-type="float">
            <text:p>8.813.863</text:p>
          </table:table-cell>
          <table:table-cell table:style-name="Default" office:value-type="float" office:value="8813863" calcext:value-type="float">
            <text:p>8813863</text:p>
          </table:table-cell>
          <table:table-cell table:formula="of:=[.L36]+[.P36]" office:value-type="float" office:value="17626479" calcext:value-type="float">
            <text:p>17.626.479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formula="of:=[.O37]/[.K37]" office:value-type="string" office:string-value="" calcext:value-type="error">
            <text:p>#DIV/0!</text:p>
          </table:table-cell>
          <table:table-cell/>
          <table:table-cell table:formula="of:=([.N37]-[.I37])/([.J37]-[.H37])" office:value-type="float" office:value="1.0001415016835" calcext:value-type="float">
            <text:p>1,000</text:p>
          </table:table-cell>
          <table:table-cell table:formula="of:=[.N37]/[.J37]" office:value-type="float" office:value="1.0001415016835" calcext:value-type="float">
            <text:p>1,000</text:p>
          </table:table-cell>
          <table:table-cell table:formula="of:=([.Q37]-([.H37]+[.I37]))/([.M37]-([.H37]+[.I37]))" office:value-type="float" office:value="1.0001415016835" calcext:value-type="float">
            <text:p>1,000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0" calcext:value-type="float">
            <text:p>0</text:p>
          </table:table-cell>
          <table:table-cell table:formula="of:=[.M37]-([.H37]+[.I37])" office:value-type="float" office:value="8812616" calcext:value-type="float">
            <text:p>8.812.616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8813863" calcext:value-type="float">
            <text:p>8813863</text:p>
          </table:table-cell>
          <table:table-cell table:style-name="Default" office:value-type="float" office:value="0" calcext:value-type="float">
            <text:p>0</text:p>
          </table:table-cell>
          <table:table-cell table:formula="of:=[.Q37]-([.H37]+[.I37])" office:value-type="float" office:value="8813863" calcext:value-type="float">
            <text:p>8.813.863</text:p>
          </table:table-cell>
          <table:table-cell table:style-name="Default" office:value-type="float" office:value="8813863" calcext:value-type="float">
            <text:p>8813863</text:p>
          </table:table-cell>
          <table:table-cell table:formula="of:=[.L37]+[.P37]" office:value-type="float" office:value="17626479" calcext:value-type="float">
            <text:p>17.626.479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formula="of:=[.O38]/[.K38]" office:value-type="string" office:string-value="" calcext:value-type="error">
            <text:p>#DIV/0!</text:p>
          </table:table-cell>
          <table:table-cell/>
          <table:table-cell table:formula="of:=([.N38]-[.I38])/([.J38]-[.H38])" office:value-type="float" office:value="1.0001415016835" calcext:value-type="float">
            <text:p>1,000</text:p>
          </table:table-cell>
          <table:table-cell table:formula="of:=[.N38]/[.J38]" office:value-type="float" office:value="1.0001415016835" calcext:value-type="float">
            <text:p>1,000</text:p>
          </table:table-cell>
          <table:table-cell table:formula="of:=([.Q38]-([.H38]+[.I38]))/([.M38]-([.H38]+[.I38]))" office:value-type="float" office:value="1.0001415016835" calcext:value-type="float">
            <text:p>1,000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0" calcext:value-type="float">
            <text:p>0</text:p>
          </table:table-cell>
          <table:table-cell table:formula="of:=[.M38]-([.H38]+[.I38])" office:value-type="float" office:value="8812616" calcext:value-type="float">
            <text:p>8.812.616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8813863" calcext:value-type="float">
            <text:p>8813863</text:p>
          </table:table-cell>
          <table:table-cell table:style-name="Default" office:value-type="float" office:value="0" calcext:value-type="float">
            <text:p>0</text:p>
          </table:table-cell>
          <table:table-cell table:formula="of:=[.Q38]-([.H38]+[.I38])" office:value-type="float" office:value="8813863" calcext:value-type="float">
            <text:p>8.813.863</text:p>
          </table:table-cell>
          <table:table-cell table:style-name="Default" office:value-type="float" office:value="8813863" calcext:value-type="float">
            <text:p>8813863</text:p>
          </table:table-cell>
          <table:table-cell table:formula="of:=[.L38]+[.P38]" office:value-type="float" office:value="17626479" calcext:value-type="float">
            <text:p>17.626.479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sicmath</text:p>
          </table:table-cell>
          <table:table-cell table:formula="of:=[.O39]/[.K39]" office:value-type="string" office:string-value="" calcext:value-type="error">
            <text:p>#DIV/0!</text:p>
          </table:table-cell>
          <table:table-cell/>
          <table:table-cell table:formula="of:=([.N39]-[.I39])/([.J39]-[.H39])" office:value-type="float" office:value="1.0001415016835" calcext:value-type="float">
            <text:p>1,000</text:p>
          </table:table-cell>
          <table:table-cell table:formula="of:=[.N39]/[.J39]" office:value-type="float" office:value="1.0001415016835" calcext:value-type="float">
            <text:p>1,000</text:p>
          </table:table-cell>
          <table:table-cell table:formula="of:=([.Q39]-([.H39]+[.I39]))/([.M39]-([.H39]+[.I39]))" office:value-type="float" office:value="1.0001415016835" calcext:value-type="float">
            <text:p>1,000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0" calcext:value-type="float">
            <text:p>0</text:p>
          </table:table-cell>
          <table:table-cell table:formula="of:=[.M39]-([.H39]+[.I39])" office:value-type="float" office:value="8812616" calcext:value-type="float">
            <text:p>8.812.616</text:p>
          </table:table-cell>
          <table:table-cell table:style-name="Default" office:value-type="float" office:value="8812616" calcext:value-type="float">
            <text:p>8812616</text:p>
          </table:table-cell>
          <table:table-cell table:style-name="Default" office:value-type="float" office:value="8813863" calcext:value-type="float">
            <text:p>8813863</text:p>
          </table:table-cell>
          <table:table-cell table:style-name="Default" office:value-type="float" office:value="0" calcext:value-type="float">
            <text:p>0</text:p>
          </table:table-cell>
          <table:table-cell table:formula="of:=[.Q39]-([.H39]+[.I39])" office:value-type="float" office:value="8813863" calcext:value-type="float">
            <text:p>8.813.863</text:p>
          </table:table-cell>
          <table:table-cell table:style-name="Default" office:value-type="float" office:value="8813863" calcext:value-type="float">
            <text:p>8813863</text:p>
          </table:table-cell>
          <table:table-cell table:formula="of:=[.L39]+[.P39]" office:value-type="float" office:value="17626479" calcext:value-type="float">
            <text:p>17.626.479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formula="of:=[.O40]/[.K40]" office:value-type="float" office:value="6.06767223807583" calcext:value-type="float">
            <text:p>6,068</text:p>
          </table:table-cell>
          <table:table-cell/>
          <table:table-cell table:formula="of:=([.N40]-[.I40])/([.J40]-[.H40])" office:value-type="float" office:value="2.42256042972247" calcext:value-type="float">
            <text:p>2,423</text:p>
          </table:table-cell>
          <table:table-cell table:formula="of:=[.N40]/[.J40]" office:value-type="float" office:value="2.42857142857143" calcext:value-type="float">
            <text:p>2,429</text:p>
          </table:table-cell>
          <table:table-cell table:formula="of:=([.Q40]-([.H40]+[.I40]))/([.M40]-([.H40]+[.I40]))" office:value-type="float" office:value="3.3081662591687" calcext:value-type="float">
            <text:p>3,3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819" calcext:value-type="float">
            <text:p>7819</text:p>
          </table:table-cell>
          <table:table-cell table:style-name="Default" office:value-type="float" office:value="2453" calcext:value-type="float">
            <text:p>2453</text:p>
          </table:table-cell>
          <table:table-cell table:formula="of:=[.M40]-([.H40]+[.I40])" office:value-type="float" office:value="10225" calcext:value-type="float">
            <text:p>10.225</text:p>
          </table:table-cell>
          <table:table-cell table:style-name="Default" office:value-type="float" office:value="10272" calcext:value-type="float">
            <text:p>10272</text:p>
          </table:table-cell>
          <table:table-cell table:style-name="Default" office:value-type="float" office:value="18989" calcext:value-type="float">
            <text:p>18989</text:p>
          </table:table-cell>
          <table:table-cell table:style-name="Default" office:value-type="float" office:value="14884" calcext:value-type="float">
            <text:p>14884</text:p>
          </table:table-cell>
          <table:table-cell table:formula="of:=[.Q40]-([.H40]+[.I40])" office:value-type="float" office:value="33826" calcext:value-type="float">
            <text:p>33.826</text:p>
          </table:table-cell>
          <table:table-cell table:style-name="Default" office:value-type="float" office:value="33873" calcext:value-type="float">
            <text:p>33873</text:p>
          </table:table-cell>
          <table:table-cell table:formula="of:=[.L40]+[.P40]" office:value-type="float" office:value="44051" calcext:value-type="float">
            <text:p>44.051</text:p>
          </table:table-cell>
          <table:table-cell table:style-name="Default" office:value-type="float" office:value="1844" calcext:value-type="float">
            <text:p>1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formula="of:=[.O41]/[.K41]" office:value-type="float" office:value="6.75722543352601" calcext:value-type="float">
            <text:p>6,757</text:p>
          </table:table-cell>
          <table:table-cell/>
          <table:table-cell table:formula="of:=([.N41]-[.I41])/([.J41]-[.H41])" office:value-type="float" office:value="2.11874105865522" calcext:value-type="float">
            <text:p>2,119</text:p>
          </table:table-cell>
          <table:table-cell table:formula="of:=[.N41]/[.J41]" office:value-type="float" office:value="2.12641435817401" calcext:value-type="float">
            <text:p>2,126</text:p>
          </table:table-cell>
          <table:table-cell table:formula="of:=([.Q41]-([.H41]+[.I41]))/([.M41]-([.H41]+[.I41]))" office:value-type="float" office:value="3.3081662591687" calcext:value-type="float">
            <text:p>3,3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7689" calcext:value-type="float">
            <text:p>7689</text:p>
          </table:table-cell>
          <table:table-cell table:style-name="Default" office:value-type="float" office:value="2595" calcext:value-type="float">
            <text:p>2595</text:p>
          </table:table-cell>
          <table:table-cell table:formula="of:=[.M41]-([.H41]+[.I41])" office:value-type="float" office:value="10225" calcext:value-type="float">
            <text:p>10.225</text:p>
          </table:table-cell>
          <table:table-cell table:style-name="Default" office:value-type="float" office:value="10284" calcext:value-type="float">
            <text:p>10284</text:p>
          </table:table-cell>
          <table:table-cell table:style-name="Default" office:value-type="float" office:value="16350" calcext:value-type="float">
            <text:p>16350</text:p>
          </table:table-cell>
          <table:table-cell table:style-name="Default" office:value-type="float" office:value="17535" calcext:value-type="float">
            <text:p>17535</text:p>
          </table:table-cell>
          <table:table-cell table:formula="of:=[.Q41]-([.H41]+[.I41])" office:value-type="float" office:value="33826" calcext:value-type="float">
            <text:p>33.826</text:p>
          </table:table-cell>
          <table:table-cell table:style-name="Default" office:value-type="float" office:value="33885" calcext:value-type="float">
            <text:p>33885</text:p>
          </table:table-cell>
          <table:table-cell table:formula="of:=[.L41]+[.P41]" office:value-type="float" office:value="44051" calcext:value-type="float">
            <text:p>44.051</text:p>
          </table:table-cell>
          <table:table-cell table:style-name="Default" office:value-type="float" office:value="1844" calcext:value-type="float">
            <text:p>1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formula="of:=[.O42]/[.K42]" office:value-type="float" office:value="7.96133751306165" calcext:value-type="float">
            <text:p>7,961</text:p>
          </table:table-cell>
          <table:table-cell/>
          <table:table-cell table:formula="of:=([.N42]-[.I42])/([.J42]-[.H42])" office:value-type="float" office:value="2.22264737534378" calcext:value-type="float">
            <text:p>2,223</text:p>
          </table:table-cell>
          <table:table-cell table:formula="of:=[.N42]/[.J42]" office:value-type="float" office:value="2.2288652397465" calcext:value-type="float">
            <text:p>2,229</text:p>
          </table:table-cell>
          <table:table-cell table:formula="of:=([.Q42]-([.H42]+[.I42]))/([.M42]-([.H42]+[.I42]))" office:value-type="float" office:value="3.3081662591687" calcext:value-type="float">
            <text:p>3,3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8363" calcext:value-type="float">
            <text:p>8363</text:p>
          </table:table-cell>
          <table:table-cell table:style-name="Default" office:value-type="float" office:value="1914" calcext:value-type="float">
            <text:p>1914</text:p>
          </table:table-cell>
          <table:table-cell table:formula="of:=[.M42]-([.H42]+[.I42])" office:value-type="float" office:value="10225" calcext:value-type="float">
            <text:p>10.225</text:p>
          </table:table-cell>
          <table:table-cell table:style-name="Default" office:value-type="float" office:value="10277" calcext:value-type="float">
            <text:p>10277</text:p>
          </table:table-cell>
          <table:table-cell table:style-name="Default" office:value-type="float" office:value="18640" calcext:value-type="float">
            <text:p>18640</text:p>
          </table:table-cell>
          <table:table-cell table:style-name="Default" office:value-type="float" office:value="15238" calcext:value-type="float">
            <text:p>15238</text:p>
          </table:table-cell>
          <table:table-cell table:formula="of:=[.Q42]-([.H42]+[.I42])" office:value-type="float" office:value="33826" calcext:value-type="float">
            <text:p>33.826</text:p>
          </table:table-cell>
          <table:table-cell table:style-name="Default" office:value-type="float" office:value="33878" calcext:value-type="float">
            <text:p>33878</text:p>
          </table:table-cell>
          <table:table-cell table:formula="of:=[.L42]+[.P42]" office:value-type="float" office:value="44051" calcext:value-type="float">
            <text:p>44.051</text:p>
          </table:table-cell>
          <table:table-cell table:style-name="Default" office:value-type="float" office:value="1844" calcext:value-type="float">
            <text:p>1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formula="of:=[.O43]/[.K43]" office:value-type="float" office:value="22.7330316742081" calcext:value-type="float">
            <text:p>22,733</text:p>
          </table:table-cell>
          <table:table-cell/>
          <table:table-cell table:formula="of:=([.N43]-[.I43])/([.J43]-[.H43])" office:value-type="float" office:value="2.42187818292931" calcext:value-type="float">
            <text:p>2,422</text:p>
          </table:table-cell>
          <table:table-cell table:formula="of:=[.N43]/[.J43]" office:value-type="float" office:value="2.42544306376044" calcext:value-type="float">
            <text:p>2,425</text:p>
          </table:table-cell>
          <table:table-cell table:formula="of:=([.Q43]-([.H43]+[.I43]))/([.M43]-([.H43]+[.I43]))" office:value-type="float" office:value="3.3081662591687" calcext:value-type="float">
            <text:p>3,3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9818" calcext:value-type="float">
            <text:p>9818</text:p>
          </table:table-cell>
          <table:table-cell table:style-name="Default" office:value-type="float" office:value="442" calcext:value-type="float">
            <text:p>442</text:p>
          </table:table-cell>
          <table:table-cell table:formula="of:=[.M43]-([.H43]+[.I43])" office:value-type="float" office:value="10225" calcext:value-type="float">
            <text:p>10.225</text:p>
          </table:table-cell>
          <table:table-cell table:style-name="Default" office:value-type="float" office:value="10260" calcext:value-type="float">
            <text:p>10260</text:p>
          </table:table-cell>
          <table:table-cell table:style-name="Default" office:value-type="float" office:value="23813" calcext:value-type="float">
            <text:p>23813</text:p>
          </table:table-cell>
          <table:table-cell table:style-name="Default" office:value-type="float" office:value="10048" calcext:value-type="float">
            <text:p>10048</text:p>
          </table:table-cell>
          <table:table-cell table:formula="of:=[.Q43]-([.H43]+[.I43])" office:value-type="float" office:value="33826" calcext:value-type="float">
            <text:p>33.826</text:p>
          </table:table-cell>
          <table:table-cell table:style-name="Default" office:value-type="float" office:value="33861" calcext:value-type="float">
            <text:p>33861</text:p>
          </table:table-cell>
          <table:table-cell table:formula="of:=[.L43]+[.P43]" office:value-type="float" office:value="44051" calcext:value-type="float">
            <text:p>44.051</text:p>
          </table:table-cell>
          <table:table-cell table:style-name="Default" office:value-type="float" office:value="1844" calcext:value-type="float">
            <text:p>1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formula="of:=[.O44]/[.K44]" office:value-type="float" office:value="349.842105263158" calcext:value-type="float">
            <text:p>349,842</text:p>
          </table:table-cell>
          <table:table-cell/>
          <table:table-cell table:formula="of:=([.N44]-[.I44])/([.J44]-[.H44])" office:value-type="float" office:value="2.65809290953545" calcext:value-type="float">
            <text:p>2,658</text:p>
          </table:table-cell>
          <table:table-cell table:formula="of:=[.N44]/[.J44]" office:value-type="float" office:value="2.6599511002445" calcext:value-type="float">
            <text:p>2,660</text:p>
          </table:table-cell>
          <table:table-cell table:formula="of:=([.Q44]-([.H44]+[.I44]))/([.M44]-([.H44]+[.I44]))" office:value-type="float" office:value="3.3081662591687" calcext:value-type="float">
            <text:p>3,3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0225" calcext:value-type="float">
            <text:p>10225</text:p>
          </table:table-cell>
          <table:table-cell table:style-name="Default" office:value-type="float" office:value="19" calcext:value-type="float">
            <text:p>19</text:p>
          </table:table-cell>
          <table:table-cell table:formula="of:=[.M44]-([.H44]+[.I44])" office:value-type="float" office:value="10225" calcext:value-type="float">
            <text:p>10.225</text:p>
          </table:table-cell>
          <table:table-cell table:style-name="Default" office:value-type="float" office:value="10244" calcext:value-type="float">
            <text:p>10244</text:p>
          </table:table-cell>
          <table:table-cell table:style-name="Default" office:value-type="float" office:value="27198" calcext:value-type="float">
            <text:p>27198</text:p>
          </table:table-cell>
          <table:table-cell table:style-name="Default" office:value-type="float" office:value="6647" calcext:value-type="float">
            <text:p>6647</text:p>
          </table:table-cell>
          <table:table-cell table:formula="of:=[.Q44]-([.H44]+[.I44])" office:value-type="float" office:value="33826" calcext:value-type="float">
            <text:p>33.826</text:p>
          </table:table-cell>
          <table:table-cell table:style-name="Default" office:value-type="float" office:value="33845" calcext:value-type="float">
            <text:p>33845</text:p>
          </table:table-cell>
          <table:table-cell table:formula="of:=[.L44]+[.P44]" office:value-type="float" office:value="44051" calcext:value-type="float">
            <text:p>44.051</text:p>
          </table:table-cell>
          <table:table-cell table:style-name="Default" office:value-type="float" office:value="1844" calcext:value-type="float">
            <text:p>1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jkstra</text:p>
          </table:table-cell>
          <table:table-cell table:formula="of:=[.O45]/[.K45]" office:value-type="float" office:value="371.785714285714" calcext:value-type="float">
            <text:p>371,786</text:p>
          </table:table-cell>
          <table:table-cell/>
          <table:table-cell table:formula="of:=([.N45]-[.I45])/([.J45]-[.H45])" office:value-type="float" office:value="2.79939358372457" calcext:value-type="float">
            <text:p>2,799</text:p>
          </table:table-cell>
          <table:table-cell table:formula="of:=[.N45]/[.J45]" office:value-type="float" office:value="2.80066510172144" calcext:value-type="float">
            <text:p>2,801</text:p>
          </table:table-cell>
          <table:table-cell table:formula="of:=([.Q45]-([.H45]+[.I45]))/([.M45]-([.H45]+[.I45]))" office:value-type="float" office:value="3.3081662591687" calcext:value-type="float">
            <text:p>3,3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224" calcext:value-type="float">
            <text:p>10224</text:p>
          </table:table-cell>
          <table:table-cell table:style-name="Default" office:value-type="float" office:value="14" calcext:value-type="float">
            <text:p>14</text:p>
          </table:table-cell>
          <table:table-cell table:formula="of:=[.M45]-([.H45]+[.I45])" office:value-type="float" office:value="10225" calcext:value-type="float">
            <text:p>10.225</text:p>
          </table:table-cell>
          <table:table-cell table:style-name="Default" office:value-type="float" office:value="10238" calcext:value-type="float">
            <text:p>10238</text:p>
          </table:table-cell>
          <table:table-cell table:style-name="Default" office:value-type="float" office:value="28634" calcext:value-type="float">
            <text:p>28634</text:p>
          </table:table-cell>
          <table:table-cell table:style-name="Default" office:value-type="float" office:value="5205" calcext:value-type="float">
            <text:p>5205</text:p>
          </table:table-cell>
          <table:table-cell table:formula="of:=[.Q45]-([.H45]+[.I45])" office:value-type="float" office:value="33826" calcext:value-type="float">
            <text:p>33.826</text:p>
          </table:table-cell>
          <table:table-cell table:style-name="Default" office:value-type="float" office:value="33839" calcext:value-type="float">
            <text:p>33839</text:p>
          </table:table-cell>
          <table:table-cell table:formula="of:=[.L45]+[.P45]" office:value-type="float" office:value="44051" calcext:value-type="float">
            <text:p>44.051</text:p>
          </table:table-cell>
          <table:table-cell table:style-name="Default" office:value-type="float" office:value="1844" calcext:value-type="float">
            <text:p>18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formula="of:=[.O46]/[.K46]" office:value-type="float" office:value="24.0869565217391" calcext:value-type="float">
            <text:p>24,087</text:p>
          </table:table-cell>
          <table:table-cell/>
          <table:table-cell table:formula="of:=([.N46]-[.I46])/([.J46]-[.H46])" office:value-type="float" office:value="1.02417930268394" calcext:value-type="float">
            <text:p>1,024</text:p>
          </table:table-cell>
          <table:table-cell table:formula="of:=[.N46]/[.J46]" office:value-type="float" office:value="1.02421131903177" calcext:value-type="float">
            <text:p>1,024</text:p>
          </table:table-cell>
          <table:table-cell table:formula="of:=([.Q46]-([.H46]+[.I46]))/([.M46]-([.H46]+[.I46]))" office:value-type="float" office:value="1.024950479062" calcext:value-type="float">
            <text:p>1,0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18383" calcext:value-type="float">
            <text:p>718383</text:p>
          </table:table-cell>
          <table:table-cell table:style-name="Default" office:value-type="float" office:value="23" calcext:value-type="float">
            <text:p>23</text:p>
          </table:table-cell>
          <table:table-cell table:formula="of:=[.M46]-([.H46]+[.I46])" office:value-type="float" office:value="718383" calcext:value-type="float">
            <text:p>718.383</text:p>
          </table:table-cell>
          <table:table-cell table:style-name="Default" office:value-type="float" office:value="718406" calcext:value-type="float">
            <text:p>718406</text:p>
          </table:table-cell>
          <table:table-cell table:style-name="Default" office:value-type="float" office:value="735776" calcext:value-type="float">
            <text:p>735776</text:p>
          </table:table-cell>
          <table:table-cell table:style-name="Default" office:value-type="float" office:value="554" calcext:value-type="float">
            <text:p>554</text:p>
          </table:table-cell>
          <table:table-cell table:formula="of:=[.Q46]-([.H46]+[.I46])" office:value-type="float" office:value="736307" calcext:value-type="float">
            <text:p>736.307</text:p>
          </table:table-cell>
          <table:table-cell table:style-name="Default" office:value-type="float" office:value="736330" calcext:value-type="float">
            <text:p>736330</text:p>
          </table:table-cell>
          <table:table-cell table:formula="of:=[.L46]+[.P46]" office:value-type="float" office:value="1454690" calcext:value-type="float">
            <text:p>1.454.690</text:p>
          </table:table-cell>
          <table:table-cell table:style-name="Default" office:value-type="float" office:value="17549" calcext:value-type="float">
            <text:p>175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formula="of:=[.O47]/[.K47]" office:value-type="float" office:value="24.304347826087" calcext:value-type="float">
            <text:p>24,304</text:p>
          </table:table-cell>
          <table:table-cell/>
          <table:table-cell table:formula="of:=([.N47]-[.I47])/([.J47]-[.H47])" office:value-type="float" office:value="1.02417234260833" calcext:value-type="float">
            <text:p>1,024</text:p>
          </table:table-cell>
          <table:table-cell table:formula="of:=[.N47]/[.J47]" office:value-type="float" office:value="1.02420435895616" calcext:value-type="float">
            <text:p>1,024</text:p>
          </table:table-cell>
          <table:table-cell table:formula="of:=([.Q47]-([.H47]+[.I47]))/([.M47]-([.H47]+[.I47]))" office:value-type="float" office:value="1.024950479062" calcext:value-type="float">
            <text:p>1,0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18383" calcext:value-type="float">
            <text:p>718383</text:p>
          </table:table-cell>
          <table:table-cell table:style-name="Default" office:value-type="float" office:value="23" calcext:value-type="float">
            <text:p>23</text:p>
          </table:table-cell>
          <table:table-cell table:formula="of:=[.M47]-([.H47]+[.I47])" office:value-type="float" office:value="718383" calcext:value-type="float">
            <text:p>718.383</text:p>
          </table:table-cell>
          <table:table-cell table:style-name="Default" office:value-type="float" office:value="718406" calcext:value-type="float">
            <text:p>718406</text:p>
          </table:table-cell>
          <table:table-cell table:style-name="Default" office:value-type="float" office:value="735771" calcext:value-type="float">
            <text:p>735771</text:p>
          </table:table-cell>
          <table:table-cell table:style-name="Default" office:value-type="float" office:value="559" calcext:value-type="float">
            <text:p>559</text:p>
          </table:table-cell>
          <table:table-cell table:formula="of:=[.Q47]-([.H47]+[.I47])" office:value-type="float" office:value="736307" calcext:value-type="float">
            <text:p>736.307</text:p>
          </table:table-cell>
          <table:table-cell table:style-name="Default" office:value-type="float" office:value="736330" calcext:value-type="float">
            <text:p>736330</text:p>
          </table:table-cell>
          <table:table-cell table:formula="of:=[.L47]+[.P47]" office:value-type="float" office:value="1454690" calcext:value-type="float">
            <text:p>1.454.690</text:p>
          </table:table-cell>
          <table:table-cell table:style-name="Default" office:value-type="float" office:value="17549" calcext:value-type="float">
            <text:p>175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formula="of:=[.O48]/[.K48]" office:value-type="float" office:value="19.8695652173913" calcext:value-type="float">
            <text:p>19,870</text:p>
          </table:table-cell>
          <table:table-cell/>
          <table:table-cell table:formula="of:=([.N48]-[.I48])/([.J48]-[.H48])" office:value-type="float" office:value="1.02431432815086" calcext:value-type="float">
            <text:p>1,024</text:p>
          </table:table-cell>
          <table:table-cell table:formula="of:=[.N48]/[.J48]" office:value-type="float" office:value="1.02434634449869" calcext:value-type="float">
            <text:p>1,024</text:p>
          </table:table-cell>
          <table:table-cell table:formula="of:=([.Q48]-([.H48]+[.I48]))/([.M48]-([.H48]+[.I48]))" office:value-type="float" office:value="1.024950479062" calcext:value-type="float">
            <text:p>1,0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18383" calcext:value-type="float">
            <text:p>718383</text:p>
          </table:table-cell>
          <table:table-cell table:style-name="Default" office:value-type="float" office:value="23" calcext:value-type="float">
            <text:p>23</text:p>
          </table:table-cell>
          <table:table-cell table:formula="of:=[.M48]-([.H48]+[.I48])" office:value-type="float" office:value="718383" calcext:value-type="float">
            <text:p>718.383</text:p>
          </table:table-cell>
          <table:table-cell table:style-name="Default" office:value-type="float" office:value="718406" calcext:value-type="float">
            <text:p>718406</text:p>
          </table:table-cell>
          <table:table-cell table:style-name="Default" office:value-type="float" office:value="735873" calcext:value-type="float">
            <text:p>735873</text:p>
          </table:table-cell>
          <table:table-cell table:style-name="Default" office:value-type="float" office:value="457" calcext:value-type="float">
            <text:p>457</text:p>
          </table:table-cell>
          <table:table-cell table:formula="of:=[.Q48]-([.H48]+[.I48])" office:value-type="float" office:value="736307" calcext:value-type="float">
            <text:p>736.307</text:p>
          </table:table-cell>
          <table:table-cell table:style-name="Default" office:value-type="float" office:value="736330" calcext:value-type="float">
            <text:p>736330</text:p>
          </table:table-cell>
          <table:table-cell table:formula="of:=[.L48]+[.P48]" office:value-type="float" office:value="1454690" calcext:value-type="float">
            <text:p>1.454.690</text:p>
          </table:table-cell>
          <table:table-cell table:style-name="Default" office:value-type="float" office:value="17549" calcext:value-type="float">
            <text:p>175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formula="of:=[.O49]/[.K49]" office:value-type="float" office:value="14.2857142857143" calcext:value-type="float">
            <text:p>14,286</text:p>
          </table:table-cell>
          <table:table-cell/>
          <table:table-cell table:formula="of:=([.N49]-[.I49])/([.J49]-[.H49])" office:value-type="float" office:value="1.02453287452515" calcext:value-type="float">
            <text:p>1,025</text:p>
          </table:table-cell>
          <table:table-cell table:formula="of:=[.N49]/[.J49]" office:value-type="float" office:value="1.02456210684273" calcext:value-type="float">
            <text:p>1,025</text:p>
          </table:table-cell>
          <table:table-cell table:formula="of:=([.Q49]-([.H49]+[.I49]))/([.M49]-([.H49]+[.I49]))" office:value-type="float" office:value="1.024950479062" calcext:value-type="float">
            <text:p>1,0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18383" calcext:value-type="float">
            <text:p>718383</text:p>
          </table:table-cell>
          <table:table-cell table:style-name="Default" office:value-type="float" office:value="21" calcext:value-type="float">
            <text:p>21</text:p>
          </table:table-cell>
          <table:table-cell table:formula="of:=[.M49]-([.H49]+[.I49])" office:value-type="float" office:value="718383" calcext:value-type="float">
            <text:p>718.383</text:p>
          </table:table-cell>
          <table:table-cell table:style-name="Default" office:value-type="float" office:value="718404" calcext:value-type="float">
            <text:p>718404</text:p>
          </table:table-cell>
          <table:table-cell table:style-name="Default" office:value-type="float" office:value="736028" calcext:value-type="float">
            <text:p>736028</text:p>
          </table:table-cell>
          <table:table-cell table:style-name="Default" office:value-type="float" office:value="300" calcext:value-type="float">
            <text:p>300</text:p>
          </table:table-cell>
          <table:table-cell table:formula="of:=[.Q49]-([.H49]+[.I49])" office:value-type="float" office:value="736307" calcext:value-type="float">
            <text:p>736.307</text:p>
          </table:table-cell>
          <table:table-cell table:style-name="Default" office:value-type="float" office:value="736328" calcext:value-type="float">
            <text:p>736328</text:p>
          </table:table-cell>
          <table:table-cell table:formula="of:=[.L49]+[.P49]" office:value-type="float" office:value="1454690" calcext:value-type="float">
            <text:p>1.454.690</text:p>
          </table:table-cell>
          <table:table-cell table:style-name="Default" office:value-type="float" office:value="17549" calcext:value-type="float">
            <text:p>175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formula="of:=[.O50]/[.K50]" office:value-type="float" office:value="14.2857142857143" calcext:value-type="float">
            <text:p>14,286</text:p>
          </table:table-cell>
          <table:table-cell/>
          <table:table-cell table:formula="of:=([.N50]-[.I50])/([.J50]-[.H50])" office:value-type="float" office:value="1.02453287452515" calcext:value-type="float">
            <text:p>1,025</text:p>
          </table:table-cell>
          <table:table-cell table:formula="of:=[.N50]/[.J50]" office:value-type="float" office:value="1.02456210684273" calcext:value-type="float">
            <text:p>1,025</text:p>
          </table:table-cell>
          <table:table-cell table:formula="of:=([.Q50]-([.H50]+[.I50]))/([.M50]-([.H50]+[.I50]))" office:value-type="float" office:value="1.024950479062" calcext:value-type="float">
            <text:p>1,0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18383" calcext:value-type="float">
            <text:p>718383</text:p>
          </table:table-cell>
          <table:table-cell table:style-name="Default" office:value-type="float" office:value="21" calcext:value-type="float">
            <text:p>21</text:p>
          </table:table-cell>
          <table:table-cell table:formula="of:=[.M50]-([.H50]+[.I50])" office:value-type="float" office:value="718383" calcext:value-type="float">
            <text:p>718.383</text:p>
          </table:table-cell>
          <table:table-cell table:style-name="Default" office:value-type="float" office:value="718404" calcext:value-type="float">
            <text:p>718404</text:p>
          </table:table-cell>
          <table:table-cell table:style-name="Default" office:value-type="float" office:value="736028" calcext:value-type="float">
            <text:p>736028</text:p>
          </table:table-cell>
          <table:table-cell table:style-name="Default" office:value-type="float" office:value="300" calcext:value-type="float">
            <text:p>300</text:p>
          </table:table-cell>
          <table:table-cell table:formula="of:=[.Q50]-([.H50]+[.I50])" office:value-type="float" office:value="736307" calcext:value-type="float">
            <text:p>736.307</text:p>
          </table:table-cell>
          <table:table-cell table:style-name="Default" office:value-type="float" office:value="736328" calcext:value-type="float">
            <text:p>736328</text:p>
          </table:table-cell>
          <table:table-cell table:formula="of:=[.L50]+[.P50]" office:value-type="float" office:value="1454690" calcext:value-type="float">
            <text:p>1.454.690</text:p>
          </table:table-cell>
          <table:table-cell table:style-name="Default" office:value-type="float" office:value="17549" calcext:value-type="float">
            <text:p>175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FT</text:p>
          </table:table-cell>
          <table:table-cell table:formula="of:=[.O51]/[.K51]" office:value-type="float" office:value="14.3809523809524" calcext:value-type="float">
            <text:p>14,381</text:p>
          </table:table-cell>
          <table:table-cell/>
          <table:table-cell table:formula="of:=([.N51]-[.I51])/([.J51]-[.H51])" office:value-type="float" office:value="1.0245300904949" calcext:value-type="float">
            <text:p>1,025</text:p>
          </table:table-cell>
          <table:table-cell table:formula="of:=[.N51]/[.J51]" office:value-type="float" office:value="1.02455932281248" calcext:value-type="float">
            <text:p>1,025</text:p>
          </table:table-cell>
          <table:table-cell table:formula="of:=([.Q51]-([.H51]+[.I51]))/([.M51]-([.H51]+[.I51]))" office:value-type="float" office:value="1.024950479062" calcext:value-type="float">
            <text:p>1,0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18383" calcext:value-type="float">
            <text:p>718383</text:p>
          </table:table-cell>
          <table:table-cell table:style-name="Default" office:value-type="float" office:value="21" calcext:value-type="float">
            <text:p>21</text:p>
          </table:table-cell>
          <table:table-cell table:formula="of:=[.M51]-([.H51]+[.I51])" office:value-type="float" office:value="718383" calcext:value-type="float">
            <text:p>718.383</text:p>
          </table:table-cell>
          <table:table-cell table:style-name="Default" office:value-type="float" office:value="718404" calcext:value-type="float">
            <text:p>718404</text:p>
          </table:table-cell>
          <table:table-cell table:style-name="Default" office:value-type="float" office:value="736026" calcext:value-type="float">
            <text:p>736026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Q51]-([.H51]+[.I51])" office:value-type="float" office:value="736307" calcext:value-type="float">
            <text:p>736.307</text:p>
          </table:table-cell>
          <table:table-cell table:style-name="Default" office:value-type="float" office:value="736328" calcext:value-type="float">
            <text:p>736328</text:p>
          </table:table-cell>
          <table:table-cell table:formula="of:=[.L51]+[.P51]" office:value-type="float" office:value="1454690" calcext:value-type="float">
            <text:p>1.454.690</text:p>
          </table:table-cell>
          <table:table-cell table:style-name="Default" office:value-type="float" office:value="17549" calcext:value-type="float">
            <text:p>175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formula="of:=[.O52]/[.K52]" office:value-type="float" office:value="50.3333333333333" calcext:value-type="float">
            <text:p>50,333</text:p>
          </table:table-cell>
          <table:table-cell/>
          <table:table-cell table:formula="of:=([.N52]-[.I52])/([.J52]-[.H52])" office:value-type="float" office:value="1.69887372323648" calcext:value-type="float">
            <text:p>1,699</text:p>
          </table:table-cell>
          <table:table-cell table:formula="of:=[.N52]/[.J52]" office:value-type="float" office:value="1.69888610897801" calcext:value-type="float">
            <text:p>1,699</text:p>
          </table:table-cell>
          <table:table-cell table:formula="of:=([.Q52]-([.H52]+[.I52]))/([.M52]-([.H52]+[.I52]))" office:value-type="float" office:value="1.69949713889371" calcext:value-type="float">
            <text:p>1,6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2214" calcext:value-type="float">
            <text:p>242214</text:p>
          </table:table-cell>
          <table:table-cell table:style-name="Default" office:value-type="float" office:value="3" calcext:value-type="float">
            <text:p>3</text:p>
          </table:table-cell>
          <table:table-cell table:formula="of:=[.M52]-([.H52]+[.I52])" office:value-type="float" office:value="242214" calcext:value-type="float">
            <text:p>242.214</text:p>
          </table:table-cell>
          <table:table-cell table:style-name="Default" office:value-type="float" office:value="242217" calcext:value-type="float">
            <text:p>242217</text:p>
          </table:table-cell>
          <table:table-cell table:style-name="Default" office:value-type="float" office:value="411494" calcext:value-type="float">
            <text:p>411494</text:p>
          </table:table-cell>
          <table:table-cell table:style-name="Default" office:value-type="float" office:value="151" calcext:value-type="float">
            <text:p>151</text:p>
          </table:table-cell>
          <table:table-cell table:formula="of:=[.Q52]-([.H52]+[.I52])" office:value-type="float" office:value="411642" calcext:value-type="float">
            <text:p>411.642</text:p>
          </table:table-cell>
          <table:table-cell table:style-name="Default" office:value-type="float" office:value="411645" calcext:value-type="float">
            <text:p>411645</text:p>
          </table:table-cell>
          <table:table-cell table:formula="of:=[.L52]+[.P52]" office:value-type="float" office:value="653856" calcext:value-type="float">
            <text:p>653.856</text:p>
          </table:table-cell>
          <table:table-cell table:style-name="Default" office:value-type="float" office:value="38609" calcext:value-type="float">
            <text:p>38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formula="of:=[.O53]/[.K53]" office:value-type="float" office:value="53.3333333333333" calcext:value-type="float">
            <text:p>53,333</text:p>
          </table:table-cell>
          <table:table-cell/>
          <table:table-cell table:formula="of:=([.N53]-[.I53])/([.J53]-[.H53])" office:value-type="float" office:value="1.69883656601187" calcext:value-type="float">
            <text:p>1,699</text:p>
          </table:table-cell>
          <table:table-cell table:formula="of:=[.N53]/[.J53]" office:value-type="float" office:value="1.69884895175341" calcext:value-type="float">
            <text:p>1,699</text:p>
          </table:table-cell>
          <table:table-cell table:formula="of:=([.Q53]-([.H53]+[.I53]))/([.M53]-([.H53]+[.I53]))" office:value-type="float" office:value="1.69949713889371" calcext:value-type="float">
            <text:p>1,6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2214" calcext:value-type="float">
            <text:p>242214</text:p>
          </table:table-cell>
          <table:table-cell table:style-name="Default" office:value-type="float" office:value="3" calcext:value-type="float">
            <text:p>3</text:p>
          </table:table-cell>
          <table:table-cell table:formula="of:=[.M53]-([.H53]+[.I53])" office:value-type="float" office:value="242214" calcext:value-type="float">
            <text:p>242.214</text:p>
          </table:table-cell>
          <table:table-cell table:style-name="Default" office:value-type="float" office:value="242217" calcext:value-type="float">
            <text:p>242217</text:p>
          </table:table-cell>
          <table:table-cell table:style-name="Default" office:value-type="float" office:value="411485" calcext:value-type="float">
            <text:p>411485</text:p>
          </table:table-cell>
          <table:table-cell table:style-name="Default" office:value-type="float" office:value="160" calcext:value-type="float">
            <text:p>160</text:p>
          </table:table-cell>
          <table:table-cell table:formula="of:=[.Q53]-([.H53]+[.I53])" office:value-type="float" office:value="411642" calcext:value-type="float">
            <text:p>411.642</text:p>
          </table:table-cell>
          <table:table-cell table:style-name="Default" office:value-type="float" office:value="411645" calcext:value-type="float">
            <text:p>411645</text:p>
          </table:table-cell>
          <table:table-cell table:formula="of:=[.L53]+[.P53]" office:value-type="float" office:value="653856" calcext:value-type="float">
            <text:p>653.856</text:p>
          </table:table-cell>
          <table:table-cell table:style-name="Default" office:value-type="float" office:value="38609" calcext:value-type="float">
            <text:p>38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formula="of:=[.O54]/[.K54]" office:value-type="float" office:value="10.3888888888889" calcext:value-type="float">
            <text:p>10,389</text:p>
          </table:table-cell>
          <table:table-cell/>
          <table:table-cell table:formula="of:=([.N54]-[.I54])/([.J54]-[.H54])" office:value-type="float" office:value="1.69881627243488" calcext:value-type="float">
            <text:p>1,699</text:p>
          </table:table-cell>
          <table:table-cell table:formula="of:=[.N54]/[.J54]" office:value-type="float" office:value="1.69883691644543" calcext:value-type="float">
            <text:p>1,699</text:p>
          </table:table-cell>
          <table:table-cell table:formula="of:=([.Q54]-([.H54]+[.I54]))/([.M54]-([.H54]+[.I54]))" office:value-type="float" office:value="1.69949713889371" calcext:value-type="float">
            <text:p>1,6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2201" calcext:value-type="float">
            <text:p>242201</text:p>
          </table:table-cell>
          <table:table-cell table:style-name="Default" office:value-type="float" office:value="18" calcext:value-type="float">
            <text:p>18</text:p>
          </table:table-cell>
          <table:table-cell table:formula="of:=[.M54]-([.H54]+[.I54])" office:value-type="float" office:value="242214" calcext:value-type="float">
            <text:p>242.214</text:p>
          </table:table-cell>
          <table:table-cell table:style-name="Default" office:value-type="float" office:value="242219" calcext:value-type="float">
            <text:p>242219</text:p>
          </table:table-cell>
          <table:table-cell table:style-name="Default" office:value-type="float" office:value="411460" calcext:value-type="float">
            <text:p>411460</text:p>
          </table:table-cell>
          <table:table-cell table:style-name="Default" office:value-type="float" office:value="187" calcext:value-type="float">
            <text:p>187</text:p>
          </table:table-cell>
          <table:table-cell table:formula="of:=[.Q54]-([.H54]+[.I54])" office:value-type="float" office:value="411642" calcext:value-type="float">
            <text:p>411.642</text:p>
          </table:table-cell>
          <table:table-cell table:style-name="Default" office:value-type="float" office:value="411647" calcext:value-type="float">
            <text:p>411647</text:p>
          </table:table-cell>
          <table:table-cell table:formula="of:=[.L54]+[.P54]" office:value-type="float" office:value="653856" calcext:value-type="float">
            <text:p>653.856</text:p>
          </table:table-cell>
          <table:table-cell table:style-name="Default" office:value-type="float" office:value="38609" calcext:value-type="float">
            <text:p>38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formula="of:=[.O55]/[.K55]" office:value-type="float" office:value="5.06382978723404" calcext:value-type="float">
            <text:p>5,064</text:p>
          </table:table-cell>
          <table:table-cell/>
          <table:table-cell table:formula="of:=([.N55]-[.I55])/([.J55]-[.H55])" office:value-type="float" office:value="1.69878105179704" calcext:value-type="float">
            <text:p>1,699</text:p>
          </table:table-cell>
          <table:table-cell table:formula="of:=[.N55]/[.J55]" office:value-type="float" office:value="1.69881821485201" calcext:value-type="float">
            <text:p>1,699</text:p>
          </table:table-cell>
          <table:table-cell table:formula="of:=([.Q55]-([.H55]+[.I55]))/([.M55]-([.H55]+[.I55]))" office:value-type="float" office:value="1.69949713889371" calcext:value-type="float">
            <text:p>1,6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42176" calcext:value-type="float">
            <text:p>242176</text:p>
          </table:table-cell>
          <table:table-cell table:style-name="Default" office:value-type="float" office:value="47" calcext:value-type="float">
            <text:p>47</text:p>
          </table:table-cell>
          <table:table-cell table:formula="of:=[.M55]-([.H55]+[.I55])" office:value-type="float" office:value="242214" calcext:value-type="float">
            <text:p>242.214</text:p>
          </table:table-cell>
          <table:table-cell table:style-name="Default" office:value-type="float" office:value="242223" calcext:value-type="float">
            <text:p>242223</text:p>
          </table:table-cell>
          <table:table-cell table:style-name="Default" office:value-type="float" office:value="411413" calcext:value-type="float">
            <text:p>411413</text:p>
          </table:table-cell>
          <table:table-cell table:style-name="Default" office:value-type="float" office:value="238" calcext:value-type="float">
            <text:p>238</text:p>
          </table:table-cell>
          <table:table-cell table:formula="of:=[.Q55]-([.H55]+[.I55])" office:value-type="float" office:value="411642" calcext:value-type="float">
            <text:p>411.642</text:p>
          </table:table-cell>
          <table:table-cell table:style-name="Default" office:value-type="float" office:value="411651" calcext:value-type="float">
            <text:p>411651</text:p>
          </table:table-cell>
          <table:table-cell table:formula="of:=[.L55]+[.P55]" office:value-type="float" office:value="653856" calcext:value-type="float">
            <text:p>653.856</text:p>
          </table:table-cell>
          <table:table-cell table:style-name="Default" office:value-type="float" office:value="38609" calcext:value-type="float">
            <text:p>38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formula="of:=[.O56]/[.K56]" office:value-type="float" office:value="3.60824742268041" calcext:value-type="float">
            <text:p>3,608</text:p>
          </table:table-cell>
          <table:table-cell/>
          <table:table-cell table:formula="of:=([.N56]-[.I56])/([.J56]-[.H56])" office:value-type="float" office:value="1.69861316461133" calcext:value-type="float">
            <text:p>1,699</text:p>
          </table:table-cell>
          <table:table-cell table:formula="of:=[.N56]/[.J56]" office:value-type="float" office:value="1.69868337366913" calcext:value-type="float">
            <text:p>1,699</text:p>
          </table:table-cell>
          <table:table-cell table:formula="of:=([.Q56]-([.H56]+[.I56]))/([.M56]-([.H56]+[.I56]))" office:value-type="float" office:value="1.69949713889371" calcext:value-type="float">
            <text:p>1,6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2134" calcext:value-type="float">
            <text:p>242134</text:p>
          </table:table-cell>
          <table:table-cell table:style-name="Default" office:value-type="float" office:value="97" calcext:value-type="float">
            <text:p>97</text:p>
          </table:table-cell>
          <table:table-cell table:formula="of:=[.M56]-([.H56]+[.I56])" office:value-type="float" office:value="242214" calcext:value-type="float">
            <text:p>242.214</text:p>
          </table:table-cell>
          <table:table-cell table:style-name="Default" office:value-type="float" office:value="242231" calcext:value-type="float">
            <text:p>242231</text:p>
          </table:table-cell>
          <table:table-cell table:style-name="Default" office:value-type="float" office:value="411309" calcext:value-type="float">
            <text:p>411309</text:p>
          </table:table-cell>
          <table:table-cell table:style-name="Default" office:value-type="float" office:value="350" calcext:value-type="float">
            <text:p>350</text:p>
          </table:table-cell>
          <table:table-cell table:formula="of:=[.Q56]-([.H56]+[.I56])" office:value-type="float" office:value="411642" calcext:value-type="float">
            <text:p>411.642</text:p>
          </table:table-cell>
          <table:table-cell table:style-name="Default" office:value-type="float" office:value="411659" calcext:value-type="float">
            <text:p>411659</text:p>
          </table:table-cell>
          <table:table-cell table:formula="of:=[.L56]+[.P56]" office:value-type="float" office:value="653856" calcext:value-type="float">
            <text:p>653.856</text:p>
          </table:table-cell>
          <table:table-cell table:style-name="Default" office:value-type="float" office:value="38609" calcext:value-type="float">
            <text:p>38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sort</text:p>
          </table:table-cell>
          <table:table-cell table:formula="of:=[.O57]/[.K57]" office:value-type="float" office:value="3.01290322580645" calcext:value-type="float">
            <text:p>3,013</text:p>
          </table:table-cell>
          <table:table-cell/>
          <table:table-cell table:formula="of:=([.N57]-[.I57])/([.J57]-[.H57])" office:value-type="float" office:value="1.69853682314645" calcext:value-type="float">
            <text:p>1,699</text:p>
          </table:table-cell>
          <table:table-cell table:formula="of:=[.N57]/[.J57]" office:value-type="float" office:value="1.69860704902593" calcext:value-type="float">
            <text:p>1,699</text:p>
          </table:table-cell>
          <table:table-cell table:formula="of:=([.Q57]-([.H57]+[.I57]))/([.M57]-([.H57]+[.I57]))" office:value-type="float" office:value="1.69949713889371" calcext:value-type="float">
            <text:p>1,6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2076" calcext:value-type="float">
            <text:p>242076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M57]-([.H57]+[.I57])" office:value-type="float" office:value="242214" calcext:value-type="float">
            <text:p>242.214</text:p>
          </table:table-cell>
          <table:table-cell table:style-name="Default" office:value-type="float" office:value="242231" calcext:value-type="float">
            <text:p>242231</text:p>
          </table:table-cell>
          <table:table-cell table:style-name="Default" office:value-type="float" office:value="411192" calcext:value-type="float">
            <text:p>411192</text:p>
          </table:table-cell>
          <table:table-cell table:style-name="Default" office:value-type="float" office:value="467" calcext:value-type="float">
            <text:p>467</text:p>
          </table:table-cell>
          <table:table-cell table:formula="of:=[.Q57]-([.H57]+[.I57])" office:value-type="float" office:value="411642" calcext:value-type="float">
            <text:p>411.642</text:p>
          </table:table-cell>
          <table:table-cell table:style-name="Default" office:value-type="float" office:value="411659" calcext:value-type="float">
            <text:p>411659</text:p>
          </table:table-cell>
          <table:table-cell table:formula="of:=[.L57]+[.P57]" office:value-type="float" office:value="653856" calcext:value-type="float">
            <text:p>653.856</text:p>
          </table:table-cell>
          <table:table-cell table:style-name="Default" office:value-type="float" office:value="38609" calcext:value-type="float">
            <text:p>38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formula="of:=[.O58]/[.K58]" office:value-type="float" office:value="7.33062330623306" calcext:value-type="float">
            <text:p>7,331</text:p>
          </table:table-cell>
          <table:table-cell/>
          <table:table-cell table:formula="of:=([.N58]-[.I58])/([.J58]-[.H58])" office:value-type="float" office:value="1.78789299263071" calcext:value-type="float">
            <text:p>1,788</text:p>
          </table:table-cell>
          <table:table-cell table:formula="of:=[.N58]/[.J58]" office:value-type="float" office:value="1.78820477041817" calcext:value-type="float">
            <text:p>1,788</text:p>
          </table:table-cell>
          <table:table-cell table:formula="of:=([.Q58]-([.H58]+[.I58]))/([.M58]-([.H58]+[.I58]))" office:value-type="float" office:value="1.84146064867317" calcext:value-type="float">
            <text:p>1,84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458660" calcext:value-type="float">
            <text:p>458660</text:p>
          </table:table-cell>
          <table:table-cell table:style-name="Default" office:value-type="float" office:value="4428" calcext:value-type="float">
            <text:p>4428</text:p>
          </table:table-cell>
          <table:table-cell table:formula="of:=[.M58]-([.H58]+[.I58])" office:value-type="float" office:value="462945" calcext:value-type="float">
            <text:p>462.945</text:p>
          </table:table-cell>
          <table:table-cell table:style-name="Default" office:value-type="float" office:value="463088" calcext:value-type="float">
            <text:p>463088</text:p>
          </table:table-cell>
          <table:table-cell table:style-name="Default" office:value-type="float" office:value="820178" calcext:value-type="float">
            <text:p>820178</text:p>
          </table:table-cell>
          <table:table-cell table:style-name="Default" office:value-type="float" office:value="32460" calcext:value-type="float">
            <text:p>32460</text:p>
          </table:table-cell>
          <table:table-cell table:formula="of:=[.Q58]-([.H58]+[.I58])" office:value-type="float" office:value="852495" calcext:value-type="float">
            <text:p>852.495</text:p>
          </table:table-cell>
          <table:table-cell table:style-name="Default" office:value-type="float" office:value="852638" calcext:value-type="float">
            <text:p>852638</text:p>
          </table:table-cell>
          <table:table-cell table:formula="of:=[.L58]+[.P58]" office:value-type="float" office:value="1315440" calcext:value-type="float">
            <text:p>1.315.440</text:p>
          </table:table-cell>
          <table:table-cell table:style-name="Default" office:value-type="float" office:value="99223" calcext:value-type="float">
            <text:p>99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formula="of:=[.O59]/[.K59]" office:value-type="float" office:value="9.26118359739049" calcext:value-type="float">
            <text:p>9,261</text:p>
          </table:table-cell>
          <table:table-cell/>
          <table:table-cell table:formula="of:=([.N59]-[.I59])/([.J59]-[.H59])" office:value-type="float" office:value="1.77116307855918" calcext:value-type="float">
            <text:p>1,771</text:p>
          </table:table-cell>
          <table:table-cell table:formula="of:=[.N59]/[.J59]" office:value-type="float" office:value="1.77165122679934" calcext:value-type="float">
            <text:p>1,772</text:p>
          </table:table-cell>
          <table:table-cell table:formula="of:=([.Q59]-([.H59]+[.I59]))/([.M59]-([.H59]+[.I59]))" office:value-type="float" office:value="1.84146064867317" calcext:value-type="float">
            <text:p>1,84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458877" calcext:value-type="float">
            <text:p>458877</text:p>
          </table:table-cell>
          <table:table-cell table:style-name="Default" office:value-type="float" office:value="4292" calcext:value-type="float">
            <text:p>4292</text:p>
          </table:table-cell>
          <table:table-cell table:formula="of:=[.M59]-([.H59]+[.I59])" office:value-type="float" office:value="462945" calcext:value-type="float">
            <text:p>462.945</text:p>
          </table:table-cell>
          <table:table-cell table:style-name="Default" office:value-type="float" office:value="463169" calcext:value-type="float">
            <text:p>463169</text:p>
          </table:table-cell>
          <table:table-cell table:style-name="Default" office:value-type="float" office:value="812970" calcext:value-type="float">
            <text:p>812970</text:p>
          </table:table-cell>
          <table:table-cell table:style-name="Default" office:value-type="float" office:value="39749" calcext:value-type="float">
            <text:p>39749</text:p>
          </table:table-cell>
          <table:table-cell table:formula="of:=[.Q59]-([.H59]+[.I59])" office:value-type="float" office:value="852495" calcext:value-type="float">
            <text:p>852.495</text:p>
          </table:table-cell>
          <table:table-cell table:style-name="Default" office:value-type="float" office:value="852719" calcext:value-type="float">
            <text:p>852719</text:p>
          </table:table-cell>
          <table:table-cell table:formula="of:=[.L59]+[.P59]" office:value-type="float" office:value="1315440" calcext:value-type="float">
            <text:p>1.315.440</text:p>
          </table:table-cell>
          <table:table-cell table:style-name="Default" office:value-type="float" office:value="99223" calcext:value-type="float">
            <text:p>99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formula="of:=[.O60]/[.K60]" office:value-type="float" office:value="11.4143983719155" calcext:value-type="float">
            <text:p>11,414</text:p>
          </table:table-cell>
          <table:table-cell/>
          <table:table-cell table:formula="of:=([.N60]-[.I60])/([.J60]-[.H60])" office:value-type="float" office:value="1.75819857711365" calcext:value-type="float">
            <text:p>1,758</text:p>
          </table:table-cell>
          <table:table-cell table:formula="of:=[.N60]/[.J60]" office:value-type="float" office:value="1.75892569468029" calcext:value-type="float">
            <text:p>1,759</text:p>
          </table:table-cell>
          <table:table-cell table:formula="of:=([.Q60]-([.H60]+[.I60]))/([.M60]-([.H60]+[.I60]))" office:value-type="float" office:value="1.84146064867317" calcext:value-type="float">
            <text:p>1,84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459348" calcext:value-type="float">
            <text:p>459348</text:p>
          </table:table-cell>
          <table:table-cell table:style-name="Default" office:value-type="float" office:value="3931" calcext:value-type="float">
            <text:p>3931</text:p>
          </table:table-cell>
          <table:table-cell table:formula="of:=[.M60]-([.H60]+[.I60])" office:value-type="float" office:value="462945" calcext:value-type="float">
            <text:p>462.945</text:p>
          </table:table-cell>
          <table:table-cell table:style-name="Default" office:value-type="float" office:value="463279" calcext:value-type="float">
            <text:p>463279</text:p>
          </table:table-cell>
          <table:table-cell table:style-name="Default" office:value-type="float" office:value="807959" calcext:value-type="float">
            <text:p>807959</text:p>
          </table:table-cell>
          <table:table-cell table:style-name="Default" office:value-type="float" office:value="44870" calcext:value-type="float">
            <text:p>44870</text:p>
          </table:table-cell>
          <table:table-cell table:formula="of:=[.Q60]-([.H60]+[.I60])" office:value-type="float" office:value="852495" calcext:value-type="float">
            <text:p>852.495</text:p>
          </table:table-cell>
          <table:table-cell table:style-name="Default" office:value-type="float" office:value="852829" calcext:value-type="float">
            <text:p>852829</text:p>
          </table:table-cell>
          <table:table-cell table:formula="of:=[.L60]+[.P60]" office:value-type="float" office:value="1315440" calcext:value-type="float">
            <text:p>1.315.440</text:p>
          </table:table-cell>
          <table:table-cell table:style-name="Default" office:value-type="float" office:value="99223" calcext:value-type="float">
            <text:p>99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formula="of:=[.O61]/[.K61]" office:value-type="float" office:value="11.5510912698413" calcext:value-type="float">
            <text:p>11,551</text:p>
          </table:table-cell>
          <table:table-cell/>
          <table:table-cell table:formula="of:=([.N61]-[.I61])/([.J61]-[.H61])" office:value-type="float" office:value="1.75463030495677" calcext:value-type="float">
            <text:p>1,755</text:p>
          </table:table-cell>
          <table:table-cell table:formula="of:=[.N61]/[.J61]" office:value-type="float" office:value="1.75549682023727" calcext:value-type="float">
            <text:p>1,755</text:p>
          </table:table-cell>
          <table:table-cell table:formula="of:=([.Q61]-([.H61]+[.I61]))/([.M61]-([.H61]+[.I61]))" office:value-type="float" office:value="1.84146064867317" calcext:value-type="float">
            <text:p>1,84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459311" calcext:value-type="float">
            <text:p>459311</text:p>
          </table:table-cell>
          <table:table-cell table:style-name="Default" office:value-type="float" office:value="4032" calcext:value-type="float">
            <text:p>4032</text:p>
          </table:table-cell>
          <table:table-cell table:formula="of:=[.M61]-([.H61]+[.I61])" office:value-type="float" office:value="462945" calcext:value-type="float">
            <text:p>462.945</text:p>
          </table:table-cell>
          <table:table-cell table:style-name="Default" office:value-type="float" office:value="463343" calcext:value-type="float">
            <text:p>463343</text:p>
          </table:table-cell>
          <table:table-cell table:style-name="Default" office:value-type="float" office:value="806319" calcext:value-type="float">
            <text:p>806319</text:p>
          </table:table-cell>
          <table:table-cell table:style-name="Default" office:value-type="float" office:value="46574" calcext:value-type="float">
            <text:p>46574</text:p>
          </table:table-cell>
          <table:table-cell table:formula="of:=[.Q61]-([.H61]+[.I61])" office:value-type="float" office:value="852495" calcext:value-type="float">
            <text:p>852.495</text:p>
          </table:table-cell>
          <table:table-cell table:style-name="Default" office:value-type="float" office:value="852893" calcext:value-type="float">
            <text:p>852893</text:p>
          </table:table-cell>
          <table:table-cell table:formula="of:=[.L61]+[.P61]" office:value-type="float" office:value="1315440" calcext:value-type="float">
            <text:p>1.315.440</text:p>
          </table:table-cell>
          <table:table-cell table:style-name="Default" office:value-type="float" office:value="99223" calcext:value-type="float">
            <text:p>99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formula="of:=[.O62]/[.K62]" office:value-type="float" office:value="11.2446520776986" calcext:value-type="float">
            <text:p>11,245</text:p>
          </table:table-cell>
          <table:table-cell/>
          <table:table-cell table:formula="of:=([.N62]-[.I62])/([.J62]-[.H62])" office:value-type="float" office:value="1.75642142113811" calcext:value-type="float">
            <text:p>1,756</text:p>
          </table:table-cell>
          <table:table-cell table:formula="of:=[.N62]/[.J62]" office:value-type="float" office:value="1.75738806327587" calcext:value-type="float">
            <text:p>1,757</text:p>
          </table:table-cell>
          <table:table-cell table:formula="of:=([.Q62]-([.H62]+[.I62]))/([.M62]-([.H62]+[.I62]))" office:value-type="float" office:value="1.84146064867317" calcext:value-type="float">
            <text:p>1,84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4" calcext:value-type="float">
            <text:p>444</text:p>
          </table:table-cell>
          <table:table-cell table:style-name="Default" office:value-type="float" office:value="459322" calcext:value-type="float">
            <text:p>459322</text:p>
          </table:table-cell>
          <table:table-cell table:style-name="Default" office:value-type="float" office:value="4067" calcext:value-type="float">
            <text:p>4067</text:p>
          </table:table-cell>
          <table:table-cell table:formula="of:=[.M62]-([.H62]+[.I62])" office:value-type="float" office:value="462945" calcext:value-type="float">
            <text:p>462.945</text:p>
          </table:table-cell>
          <table:table-cell table:style-name="Default" office:value-type="float" office:value="463389" calcext:value-type="float">
            <text:p>463389</text:p>
          </table:table-cell>
          <table:table-cell table:style-name="Default" office:value-type="float" office:value="807207" calcext:value-type="float">
            <text:p>807207</text:p>
          </table:table-cell>
          <table:table-cell table:style-name="Default" office:value-type="float" office:value="45732" calcext:value-type="float">
            <text:p>45732</text:p>
          </table:table-cell>
          <table:table-cell table:formula="of:=[.Q62]-([.H62]+[.I62])" office:value-type="float" office:value="852495" calcext:value-type="float">
            <text:p>852.495</text:p>
          </table:table-cell>
          <table:table-cell table:style-name="Default" office:value-type="float" office:value="852939" calcext:value-type="float">
            <text:p>852939</text:p>
          </table:table-cell>
          <table:table-cell table:formula="of:=[.L62]+[.P62]" office:value-type="float" office:value="1315440" calcext:value-type="float">
            <text:p>1.315.440</text:p>
          </table:table-cell>
          <table:table-cell table:style-name="Default" office:value-type="float" office:value="99223" calcext:value-type="float">
            <text:p>99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ypeset</text:p>
          </table:table-cell>
          <table:table-cell table:formula="of:=[.O63]/[.K63]" office:value-type="float" office:value="14.4575971731449" calcext:value-type="float">
            <text:p>14,458</text:p>
          </table:table-cell>
          <table:table-cell/>
          <table:table-cell table:formula="of:=([.N63]-[.I63])/([.J63]-[.H63])" office:value-type="float" office:value="1.76210937245562" calcext:value-type="float">
            <text:p>1,762</text:p>
          </table:table-cell>
          <table:table-cell table:formula="of:=[.N63]/[.J63]" office:value-type="float" office:value="1.76310378593621" calcext:value-type="float">
            <text:p>1,763</text:p>
          </table:table-cell>
          <table:table-cell table:formula="of:=([.Q63]-([.H63]+[.I63]))/([.M63]-([.H63]+[.I63]))" office:value-type="float" office:value="1.84146064867317" calcext:value-type="float">
            <text:p>1,84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460573" calcext:value-type="float">
            <text:p>460573</text:p>
          </table:table-cell>
          <table:table-cell table:style-name="Default" office:value-type="float" office:value="2830" calcext:value-type="float">
            <text:p>2830</text:p>
          </table:table-cell>
          <table:table-cell table:formula="of:=[.M63]-([.H63]+[.I63])" office:value-type="float" office:value="462945" calcext:value-type="float">
            <text:p>462.945</text:p>
          </table:table-cell>
          <table:table-cell table:style-name="Default" office:value-type="float" office:value="463403" calcext:value-type="float">
            <text:p>463403</text:p>
          </table:table-cell>
          <table:table-cell table:style-name="Default" office:value-type="float" office:value="812038" calcext:value-type="float">
            <text:p>812038</text:p>
          </table:table-cell>
          <table:table-cell table:style-name="Default" office:value-type="float" office:value="40915" calcext:value-type="float">
            <text:p>40915</text:p>
          </table:table-cell>
          <table:table-cell table:formula="of:=[.Q63]-([.H63]+[.I63])" office:value-type="float" office:value="852495" calcext:value-type="float">
            <text:p>852.495</text:p>
          </table:table-cell>
          <table:table-cell table:style-name="Default" office:value-type="float" office:value="852953" calcext:value-type="float">
            <text:p>852953</text:p>
          </table:table-cell>
          <table:table-cell table:formula="of:=[.L63]+[.P63]" office:value-type="float" office:value="1315440" calcext:value-type="float">
            <text:p>1.315.440</text:p>
          </table:table-cell>
          <table:table-cell table:style-name="Default" office:value-type="float" office:value="99223" calcext:value-type="float">
            <text:p>99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</table:table>
      <table:table table:name="Sheet2" table:style-name="ta1">
        <table:table-column table:style-name="co19" table:default-cell-style-name="Default"/>
        <table:table-column table:style-name="co18" table:default-cell-style-name="Default"/>
        <table:table-row table:style-name="ro1">
          <table:table-cell table:style-name="ce14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cmath</text:p>
          </table:table-cell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/>
        </table:table-row>
        <table:table-row table:style-name="ro1">
          <table:table-cell office:value-type="string" calcext:value-type="string">
            <text:p>Qsort</text:p>
          </table:table-cell>
          <table:table-cell/>
        </table:table-row>
        <table:table-row table:style-name="ro1">
          <table:table-cell office:value-type="string" calcext:value-type="string">
            <text:p>Typeset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.A2:Data.W63" table:display-filter-buttons="tru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0:42:04.549396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4:57:28.285349224</meta:creation-date>
    <dc:date>2020-06-02T15:20:00.627609970</dc:date>
    <meta:editing-duration>PT4H56M54S</meta:editing-duration>
    <meta:editing-cycles>5</meta:editing-cycles>
    <meta:generator>LibreOffice/6.4.3.2$Linux_X86_64 LibreOffice_project/40$Build-2</meta:generator>
    <meta:document-statistic meta:table-count="2" meta:cell-count="1319" meta:object-count="0"/>
  </office:meta>
</office:document-meta>
</file>